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2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1.143cm"/>
    </style:style>
    <style:style style:name="Tableau1.E" style:family="table-column">
      <style:table-column-properties style:column-width="1.145cm"/>
    </style:style>
    <style:style style:name="Tableau1.H" style:family="table-column">
      <style:table-column-properties style:column-width="1.147cm"/>
    </style:style>
    <style:style style:name="Tableau1.1" style:family="table-row">
      <style:table-row-properties style:min-row-height="0.453cm"/>
    </style:style>
    <style:style style:name="Tableau1.A1" style:family="table-cell" style:data-style-name="N0">
      <style:table-cell-properties style:vertical-align="bottom" fo:padding-left="0cm" fo:padding-right="0cm" fo:padding-top="0.049cm" fo:padding-bottom="0.049cm" fo:border="none"/>
    </style:style>
    <style:style style:name="Tableau1.2" style:family="table-row">
      <style:table-row-properties style:min-row-height="0.453cm" fo:background-color="transparent" fo:keep-together="auto">
        <style:background-image/>
      </style:table-row-properties>
    </style:style>
    <style:style style:name="Tableau1.A2" style:family="table-cell" style:data-style-name="N0">
      <style:table-cell-properties style:vertical-align="bottom" fo:background-color="transparent" fo:padding-left="0cm" fo:padding-right="0cm" fo:padding-top="0.049cm" fo:padding-bottom="0.049cm" fo:border="none" style:writing-mode="page">
        <style:background-image/>
      </style:table-cell-properties>
    </style:style>
    <style:style style:name="Tableau4" style:family="table">
      <style:table-properties style:width="9.109cm" table:align="right"/>
    </style:style>
    <style:style style:name="Tableau4.A" style:family="table-column">
      <style:table-column-properties style:column-width="2.997cm"/>
    </style:style>
    <style:style style:name="Tableau4.B" style:family="table-column">
      <style:table-column-properties style:column-width="3.062cm"/>
    </style:style>
    <style:style style:name="Tableau4.C" style:family="table-column">
      <style:table-column-properties style:column-width="3.05cm"/>
    </style:style>
    <style:style style:name="Tableau4.1" style:family="table-row">
      <style:table-row-properties style:min-row-height="0.6cm"/>
    </style:style>
    <style:style style:name="Tableau4.A1" style:family="table-cell">
      <style:table-cell-properties style:vertical-align="middle"/>
    </style:style>
    <style:style style:name="Tableau5" style:family="table">
      <style:table-properties style:width="9.305cm" fo:margin-left="0cm" table:align="left"/>
    </style:style>
    <style:style style:name="Tableau5.A" style:family="table-column">
      <style:table-column-properties style:column-width="3.05cm"/>
    </style:style>
    <style:style style:name="Tableau5.C" style:family="table-column">
      <style:table-column-properties style:column-width="3.205cm"/>
    </style:style>
    <style:style style:name="Tableau5.1" style:family="table-row">
      <style:table-row-properties style:min-row-height="0.6cm"/>
    </style:style>
    <style:style style:name="Tableau5.A1" style:family="table-cell">
      <style:table-cell-properties style:vertical-align="middl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3.05cm" style:rel-column-width="21845*"/>
    </style:style>
    <style:style style:name="Tableau6.1" style:family="table-row">
      <style:table-row-properties style:min-row-height="0.6cm"/>
    </style:style>
    <style:style style:name="Tableau6.A1" style:family="table-cell">
      <style:table-cell-properties style:vertical-align="middle"/>
    </style:style>
    <style:style style:name="Table2" style:family="table">
      <style:table-properties style:width="9.151cm" table:align="margins" fo:background-color="transparent" style:may-break-between-rows="false" style:writing-mode="lr-tb">
        <style:background-image/>
      </style:table-properties>
    </style:style>
    <style:style style:name="Table2.A" style:family="table-column">
      <style:table-column-properties style:column-width="4.576cm" style:rel-column-width="32767*"/>
    </style:style>
    <style:style style:name="Table2.B" style:family="table-column">
      <style:table-column-properties style:column-width="4.576cm" style:rel-column-width="3276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bed0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dbed05" fo:padding="0.049cm" fo:border="0.05pt solid #000000" style:writing-mode="page">
        <style:background-image/>
      </style:table-cell-properties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72f07f" officeooo:paragraph-rsid="0090300d"/>
    </style:style>
    <style:style style:name="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72f07f" officeooo:paragraph-rsid="00aad50a"/>
    </style:style>
    <style:style style:name="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4" style:family="paragraph" style:parent-style-name="Header">
      <style:paragraph-properties fo:margin-left="0cm" fo:margin-right="0cm" fo:text-indent="0cm" style:auto-text-indent="false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1" style:family="paragraph" style:parent-style-name="Footer">
      <style:text-properties officeooo:paragraph-rsid="00863005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Footer">
      <style:text-properties officeooo:paragraph-rsid="00c384cf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7" style:family="paragraph" style:parent-style-name="Footer">
      <style:text-properties officeooo:paragraph-rsid="00d4df5c"/>
    </style:style>
    <style:style style:name="P58" style:family="paragraph" style:parent-style-name="Footer">
      <style:paragraph-properties fo:text-align="end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0d4df5c"/>
    </style:style>
    <style:style style:name="P60" style:family="paragraph" style:parent-style-name="Footer">
      <style:paragraph-properties fo:text-align="start" style:justify-single-word="false"/>
      <style:text-properties officeooo:paragraph-rsid="0211dd7e"/>
    </style:style>
    <style:style style:name="P61" style:family="paragraph" style:parent-style-name="Footer">
      <style:text-properties officeooo:paragraph-rsid="030c4d7d"/>
    </style:style>
    <style:style style:name="P62" style:family="paragraph" style:parent-style-name="Footer">
      <style:text-properties officeooo:paragraph-rsid="008d016c"/>
    </style:style>
    <style:style style:name="P63" style:family="paragraph" style:parent-style-name="Footer">
      <style:text-properties officeooo:paragraph-rsid="010f7046"/>
    </style:style>
    <style:style style:name="P64" style:family="paragraph" style:parent-style-name="Footer">
      <style:text-properties officeooo:paragraph-rsid="01120261"/>
    </style:style>
    <style:style style:name="P65" style:family="paragraph" style:parent-style-name="Footer">
      <style:text-properties officeooo:rsid="0242edd8" officeooo:paragraph-rsid="0242edd8"/>
    </style:style>
    <style:style style:name="P66" style:family="paragraph" style:parent-style-name="Footer">
      <style:text-properties officeooo:paragraph-rsid="00a59a60"/>
    </style:style>
    <style:style style:name="P67" style:family="paragraph" style:parent-style-name="Footer">
      <style:text-properties officeooo:paragraph-rsid="004274bc"/>
    </style:style>
    <style:style style:name="P68" style:family="paragraph" style:parent-style-name="Footer">
      <style:text-properties officeooo:paragraph-rsid="00d8520c"/>
    </style:style>
    <style:style style:name="P69" style:family="paragraph" style:parent-style-name="Footer">
      <style:text-properties officeooo:paragraph-rsid="002aa84d"/>
    </style:style>
    <style:style style:name="P70" style:family="paragraph" style:parent-style-name="Footer">
      <style:text-properties officeooo:rsid="001f8a2d" officeooo:paragraph-rsid="00bd36bc"/>
    </style:style>
    <style:style style:name="P71" style:family="paragraph" style:parent-style-name="Footer">
      <style:text-properties officeooo:rsid="001f8a2d" officeooo:paragraph-rsid="002b33ed"/>
    </style:style>
    <style:style style:name="P72" style:family="paragraph" style:parent-style-name="Footer">
      <style:text-properties officeooo:rsid="011350d1" officeooo:paragraph-rsid="011350d1"/>
    </style:style>
    <style:style style:name="P73" style:family="paragraph" style:parent-style-name="Footer">
      <style:text-properties officeooo:rsid="0096b4e2" officeooo:paragraph-rsid="0096b4e2"/>
    </style:style>
    <style:style style:name="P74" style:family="paragraph" style:parent-style-name="Footer">
      <style:text-properties officeooo:paragraph-rsid="0096b4e2"/>
    </style:style>
    <style:style style:name="P75" style:family="paragraph" style:parent-style-name="Footer">
      <style:text-properties officeooo:paragraph-rsid="02a682f9"/>
    </style:style>
    <style:style style:name="P76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officeooo:paragraph-rsid="0289fb01"/>
    </style:style>
    <style:style style:name="P81" style:family="paragraph" style:parent-style-name="Header">
      <style:paragraph-properties fo:text-align="start" style:justify-single-word="false"/>
      <style:text-properties officeooo:paragraph-rsid="0211dd7e"/>
    </style:style>
    <style:style style:name="P82" style:family="paragraph" style:parent-style-name="Header">
      <style:paragraph-properties fo:text-align="start" style:justify-single-word="false"/>
      <style:text-properties officeooo:paragraph-rsid="02a56131"/>
    </style:style>
    <style:style style:name="P83" style:family="paragraph" style:parent-style-name="Header">
      <style:paragraph-properties fo:text-align="center" style:justify-single-word="false"/>
      <style:text-properties officeooo:paragraph-rsid="00ab054e"/>
    </style:style>
    <style:style style:name="P84" style:family="paragraph" style:parent-style-name="Header">
      <style:paragraph-properties fo:text-align="center" style:justify-single-word="false"/>
      <style:text-properties officeooo:paragraph-rsid="00c10aa6"/>
    </style:style>
    <style:style style:name="P8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N_20_page_20_impaire_20__28_D_29_">
      <style:text-properties officeooo:rsid="0277791e" officeooo:paragraph-rsid="0277791e"/>
    </style:style>
    <style:style style:name="P94" style:family="paragraph" style:parent-style-name="_5f_Header_20_G_20_page_20_impaire_20__28_D_29_">
      <style:text-properties officeooo:paragraph-rsid="01259ec2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7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8" style:family="paragraph" style:parent-style-name="_5f_Header_20_G_20_page_20_paire_20__28_G_29_">
      <style:text-properties officeooo:paragraph-rsid="00eb2abc"/>
    </style:style>
    <style:style style:name="P99" style:family="paragraph" style:parent-style-name="_5f_Header_20_G_20_page_20_paire_20__28_G_29_">
      <style:paragraph-properties fo:text-align="start" style:justify-single-word="false"/>
    </style:style>
    <style:style style:name="P100" style:family="paragraph" style:parent-style-name="_5f_Header_20_G_20_page_20_paire_20__28_G_29_">
      <style:text-properties officeooo:paragraph-rsid="0334a5be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style:font-name="Bitstream Vera Sans4" fo:font-size="10pt" style:font-size-asian="10pt" style:font-size-complex="10pt"/>
    </style:style>
    <style:style style:name="P103" style:family="paragraph" style:parent-style-name="Text_20_body">
      <style:paragraph-properties fo:text-align="center" style:justify-single-word="false"/>
      <style:text-properties style:font-name="Bitstream Vera Sans4" fo:font-size="8.5pt" style:font-size-asian="8.5pt" style:font-size-complex="8.5pt"/>
    </style:style>
    <style:style style:name="P104" style:family="paragraph" style:parent-style-name="Text_20_body">
      <style:paragraph-properties fo:text-align="center" style:justify-single-word="false"/>
      <style:text-properties style:font-name="Bitstream Vera Sans4" fo:font-size="8.5pt" officeooo:rsid="00800a7d" officeooo:paragraph-rsid="00800a7d" style:font-size-asian="8.5pt" style:font-size-complex="8.5pt"/>
    </style:style>
    <style:style style:name="P105" style:family="paragraph" style:parent-style-name="_5f_Paragraphe_5f_Réponse_5f_Pointillés_5f_Grisés">
      <style:text-properties officeooo:paragraph-rsid="00a79234"/>
    </style:style>
    <style:style style:name="P106" style:family="paragraph" style:parent-style-name="_5f_Paragraphe_5f_Réponse_5f_Pointillés_5f_Grisés">
      <style:text-properties officeooo:paragraph-rsid="00aaad4e"/>
    </style:style>
    <style:style style:name="P107" style:family="paragraph" style:parent-style-name="_5f_Paragraphe_5f_Réponse_5f_Pointillés_5f_Grisés">
      <style:text-properties fo:color="#b3b3b3" loext:opacity="100%" style:font-name="Bitstream Vera Sans" fo:font-size="10pt" officeooo:paragraph-rsid="00b02ef5"/>
    </style:style>
    <style:style style:name="P108" style:family="paragraph" style:parent-style-name="_5f_Paragraphe_5f_Réponse_5f_Pointillés_5f_Grisés">
      <style:text-properties fo:color="#b3b3b3" loext:opacity="100%" style:font-name="Bitstream Vera Sans" fo:font-size="10pt" officeooo:paragraph-rsid="00b5c79a"/>
    </style:style>
    <style:style style:name="P109" style:family="paragraph" style:parent-style-name="_5f_Paragraphe_5f_Réponse_5f_Pointillés_5f_Grisés">
      <style:text-properties officeooo:paragraph-rsid="00b226ae"/>
    </style:style>
    <style:style style:name="P110" style:family="paragraph" style:parent-style-name="_5f_Paragraphe_5f_Réponse_5f_Pointillés_5f_Grisés">
      <style:text-properties officeooo:paragraph-rsid="00b4d99c"/>
    </style:style>
    <style:style style:name="P111" style:family="paragraph" style:parent-style-name="_5f_Tableau_5f_Centré">
      <style:paragraph-properties fo:text-align="start" style:justify-single-word="false"/>
      <style:text-properties officeooo:paragraph-rsid="00afd501"/>
    </style:style>
    <style:style style:name="P112" style:family="paragraph" style:parent-style-name="_5f_Tableau_5f_Centré">
      <style:paragraph-properties fo:text-align="center" style:justify-single-word="false"/>
      <style:text-properties officeooo:paragraph-rsid="00afd501"/>
    </style:style>
    <style:style style:name="P113" style:family="paragraph" style:parent-style-name="_5f_Tableau_5f_Centré">
      <style:text-properties officeooo:paragraph-rsid="00b256b5"/>
    </style:style>
    <style:style style:name="P114" style:family="paragraph" style:parent-style-name="_5f_Tableau_5f_Centré">
      <style:text-properties officeooo:paragraph-rsid="00b3b0d6"/>
    </style:style>
    <style:style style:name="P115" style:family="paragraph" style:parent-style-name="_5f_Footer_20_page_20_impaire_20__28_D_29_"/>
    <style:style style:name="P11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7" style:family="paragraph" style:parent-style-name="_5f_Footer_20_page_20_paire_20__28_G_29_">
      <style:text-properties fo:font-size="9pt" style:font-size-asian="9pt" style:font-size-complex="9pt"/>
    </style:style>
    <style:style style:name="P118" style:family="paragraph" style:parent-style-name="_5f_Footer_20_page_20_paire_20__28_G_29_"/>
    <style:style style:name="P119" style:family="paragraph" style:parent-style-name="_5f_Paragraphe_5f_Réponse_5f_Elève" style:list-style-name="_5f_Numérotation_20_des_20_exercices"/>
    <style:style style:name="P120" style:family="paragraph" style:parent-style-name="_5f_Paragraphe_5f_Réponse_5f_Elève" style:list-style-name="_5f_Numérotation_20_des_20_exercices">
      <style:text-properties officeooo:paragraph-rsid="00af1128"/>
    </style:style>
    <style:style style:name="P121" style:family="paragraph" style:parent-style-name="_5f_Paragraphe_5f_Réponse_5f_Elève" style:list-style-name="_5f_Numérotation_20_des_20_exercices">
      <style:text-properties officeooo:paragraph-rsid="00b46aa3"/>
    </style:style>
    <style:style style:name="P12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3" style:family="paragraph" style:parent-style-name="_5f_Paragraphe_5f_Réponse_5f_Elève" style:list-style-name=""/>
    <style:style style:name="P124" style:family="paragraph" style:parent-style-name="_5f_Paragraphe_5f_Réponse_5f_Elève_5f_Fraction" style:list-style-name="_5f_Numérotation_20_des_20_exercices"/>
    <style:style style:name="P125" style:family="paragraph" style:parent-style-name="_5f_Paragraphe_5f_Réponse_5f_Elève_5f_Fraction" style:list-style-name="_5f_Numérotation_20_des_20_exercices">
      <style:text-properties officeooo:paragraph-rsid="00ad8629"/>
    </style:style>
    <style:style style:name="P126" style:family="paragraph" style:parent-style-name="_5f_Paragraphe_5f_Réponse_5f_Pointillés_5f_Grisés" style:list-style-name="_5f_Numérotation_20_des_20_exercices">
      <style:text-properties officeooo:paragraph-rsid="00b5c79a"/>
    </style:style>
    <style:style style:name="P127" style:family="paragraph" style:parent-style-name="_5f_Paragraphe_5f_avec_5f_Num_5f_Question" style:list-style-name="_5f_Numérotation_20_des_20_exercices"/>
    <style:style style:name="P128" style:family="paragraph" style:parent-style-name="_5f_Paragraphe_5f_avec_5f_Num_5f_Question">
      <style:text-properties officeooo:paragraph-rsid="00aaad4e"/>
    </style:style>
    <style:style style:name="P129" style:family="paragraph" style:parent-style-name="_5f_Premier_5f_Titre_5f_Exercices_5f_avec_5f_Num_5f_Exo_5f_sans_5f_Titre" style:list-style-name="_5f_Numérotation_20_des_20_exercices" style:master-page-name="_31__5f_4_5f_SERIE_5f_N_5f_GAUCHE_5f_ET_5f_DROITE_5f_2COL">
      <style:paragraph-properties style:page-number="135" fo:break-before="auto" fo:break-after="auto"/>
    </style:style>
    <style:style style:name="P130" style:family="paragraph" style:parent-style-name="_5f_Titre_5f_Exercices_5f_avec_5f_Titre" style:list-style-name="_5f_Numérotation_20_des_20_exercices"/>
    <style:style style:name="P131" style:family="paragraph" style:parent-style-name="_5f_Titre_5f_Exercices_5f_avec_5f_Titre" style:list-style-name="_5f_Numérotation_20_des_20_exercices">
      <style:text-properties officeooo:paragraph-rsid="00aaad4e"/>
    </style:style>
    <style:style style:name="P132" style:family="paragraph" style:parent-style-name="_5f_Titre_5f_Exercices_5f_sans_5f_Titre" style:list-style-name="_5f_Numérotation_20_des_20_exercices"/>
    <style:style style:name="P133" style:family="paragraph">
      <style:paragraph-properties fo:text-align="center"/>
    </style:style>
    <style:style style:name="P134" style:family="paragraph">
      <loext:graphic-properties draw:fill="solid" draw:fill-color="#d7e12c"/>
    </style:style>
    <style:style style:name="P13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40" style:family="paragraph">
      <loext:graphic-properties draw:fill="solid" draw:fill-color="#7fb241"/>
    </style:style>
    <style:style style:name="P14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2" style:family="paragraph">
      <loext:graphic-properties draw:fill="solid" draw:fill-color="#1ca2b8"/>
    </style:style>
    <style:style style:name="P14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5" style:family="paragraph">
      <style:paragraph-properties fo:margin-left="0cm" fo:margin-right="0cm" fo:margin-top="0cm" fo:margin-bottom="0cm" fo:line-height="100%" fo:text-indent="0cm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/>
    </style:style>
    <style:style style:name="P14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8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P14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268e0aa"/>
    </style:style>
    <style:style style:name="T150" style:family="text">
      <style:text-properties officeooo:rsid="026ec296"/>
    </style:style>
    <style:style style:name="T151" style:family="text">
      <style:text-properties officeooo:rsid="0272f9e5"/>
    </style:style>
    <style:style style:name="T152" style:family="text">
      <style:text-properties officeooo:rsid="02757f12"/>
    </style:style>
    <style:style style:name="T153" style:family="text">
      <style:text-properties officeooo:rsid="02735980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f8729d"/>
    </style:style>
    <style:style style:name="T158" style:family="text">
      <style:text-properties officeooo:rsid="010c4d3a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0b6801f"/>
    </style:style>
    <style:style style:name="T161" style:family="text">
      <style:text-properties officeooo:rsid="0334a5be"/>
    </style:style>
    <style:style style:name="T162" style:family="text">
      <style:text-properties officeooo:rsid="0315af39"/>
    </style:style>
    <style:style style:name="T163" style:family="text">
      <style:text-properties officeooo:rsid="014407b5"/>
    </style:style>
    <style:style style:name="T164" style:family="text">
      <style:text-properties officeooo:rsid="008d016c"/>
    </style:style>
    <style:style style:name="T165" style:family="text">
      <style:text-properties officeooo:rsid="009e3fdd"/>
    </style:style>
    <style:style style:name="T166" style:family="text">
      <style:text-properties officeooo:rsid="00a4cf55"/>
    </style:style>
    <style:style style:name="T167" style:family="text">
      <style:text-properties officeooo:rsid="005a3fa8"/>
    </style:style>
    <style:style style:name="T168" style:family="text">
      <style:text-properties officeooo:rsid="00415f3a"/>
    </style:style>
    <style:style style:name="T169" style:family="text">
      <style:text-properties officeooo:rsid="00386ebd"/>
    </style:style>
    <style:style style:name="T17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1fe03f2"/>
    </style:style>
    <style:style style:name="T174" style:family="text">
      <style:text-properties officeooo:rsid="0096b4e2"/>
    </style:style>
    <style:style style:name="T175" style:family="text">
      <style:text-properties officeooo:rsid="0032e83a"/>
    </style:style>
    <style:style style:name="T176" style:family="text">
      <style:text-properties officeooo:rsid="002b33ed"/>
    </style:style>
    <style:style style:name="T177" style:family="text">
      <style:text-properties officeooo:rsid="00a59037"/>
    </style:style>
    <style:style style:name="T178" style:family="text">
      <style:text-properties fo:color="#000000" loext:opacity="100%" style:font-name="Bitstream Vera Sans" fo:font-size="10pt" officeooo:rsid="00a79234"/>
    </style:style>
    <style:style style:name="T179" style:family="text">
      <style:text-properties fo:color="#000000" loext:opacity="100%" style:font-name="Bitstream Vera Sans" fo:font-size="8pt" fo:language="fr" fo:country="FR" fo:font-style="normal" officeooo:rsid="00b3b0d6" style:letter-kerning="true" fo:background-color="#ffff00" loext:char-shading-value="0" style:font-name-asian="Bitstream Vera Sans6" style:font-size-asian="8pt" style:language-asian="zh" style:country-asian="CN" style:font-name-complex="Bitstream Vera Sans6" style:font-size-complex="8pt" style:language-complex="hi" style:country-complex="IN"/>
    </style:style>
    <style:style style:name="T180" style:family="text">
      <style:text-properties officeooo:rsid="00a79234"/>
    </style:style>
    <style:style style:name="T181" style:family="text">
      <style:text-properties fo:color="#b3b3b3" loext:opacity="100%" fo:font-style="normal" officeooo:rsid="00b46aa3" fo:background-color="transparent" loext:char-shading-value="0"/>
    </style:style>
    <style:style style:name="T182" style:family="text">
      <style:text-properties fo:font-style="normal" officeooo:rsid="00ad8629"/>
    </style:style>
    <style:style style:name="T183" style:family="text">
      <style:text-properties fo:font-style="normal" officeooo:rsid="00b256b5"/>
    </style:style>
    <style:style style:name="T184" style:family="text">
      <style:text-properties fo:font-style="normal" officeooo:rsid="00b46aa3"/>
    </style:style>
    <style:style style:name="T185" style:family="text">
      <style:text-properties fo:font-style="italic" officeooo:rsid="00af1128" style:font-style-asian="italic" style:font-style-complex="italic"/>
    </style:style>
    <style:style style:name="T186" style:family="text">
      <style:text-properties fo:font-size="9pt" style:font-size-asian="9pt" style:font-size-complex="9pt"/>
    </style:style>
    <style:style style:name="T187" style:family="text">
      <style:text-properties officeooo:rsid="00b02ef5"/>
    </style:style>
    <style:style style:name="T188" style:family="text">
      <style:text-properties officeooo:rsid="00b226ae"/>
    </style:style>
    <style:style style:name="T189" style:family="text">
      <style:text-properties fo:font-size="8pt" fo:font-style="normal" officeooo:rsid="00b256b5" style:font-size-asian="8pt" style:font-size-complex="8pt"/>
    </style:style>
    <style:style style:name="T190" style:family="text">
      <style:text-properties fo:font-size="8pt" fo:font-style="normal" officeooo:rsid="00b3b0d6" style:font-size-asian="8pt" style:font-size-complex="8pt"/>
    </style:style>
    <style:style style:name="T191" style:family="text">
      <style:text-properties fo:font-size="8pt" fo:font-style="normal" officeooo:rsid="00b61991" style:font-size-asian="8pt" style:font-size-complex="8pt"/>
    </style:style>
    <style:style style:name="T192" style:family="text">
      <style:text-properties officeooo:rsid="00b46aa3"/>
    </style:style>
    <style:style style:name="T193" style:family="text">
      <style:text-properties officeooo:rsid="00b5c79a"/>
    </style:style>
    <style:style style:name="T194" style:family="text"/>
    <style:style style:name="T19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97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T198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/>
    </style:style>
    <style:style style:name="T199" style:family="text"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-left="0cm" fo:padding-right="0cm" fo:padding-top="0.049cm" fo:padding-bottom="0.049cm" fo:border="0.99pt solid #d7e12c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draw:fill-image-width="0cm" draw:fill-image-height="0cm" fo:padding-left="0cm" fo:padding-right="0cm" fo:padding-top="0.049cm" fo:padding-bottom="0.049cm" fo:border="0.99pt solid #d7e12c" style:shadow="none" draw:shadow-opacity="100%"/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-width="0.333cm" draw:marker-start-center="fals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78cm" fo:min-width="0.512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8cm" fo:min-width="0.108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style:run-through="foreground"/>
    </style:style>
    <style:style style:name="gr22" style:family="graphic">
      <style:graphic-properties draw:stroke="solid" svg:stroke-width="0.03cm" svg:stroke-color="#000000" draw:marker-start-width="0.36cm" draw:marker-start-center="false" draw:marker-end-width="0.3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8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draw:stroke-dash="Dashed_20__28_var_29__20_21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8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77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6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07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208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209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210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211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212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21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74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74cm" fo:min-width="0.409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4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ed_20__28_var_29__20_214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215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4cm" fo:min-width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4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ed_20__28_var_29__20_216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4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0" draw:name="Shape2_3" draw:style-name="gr13" draw:text-style-name="P143" svg:width="3.918cm" svg:height="1.031cm" draw:transform="rotate (0.0876155284501153) translate (0.137583333333333cm 0.583847222222222cm)">
        <draw:text-box>
          <text:p text:style-name="P133"><text:span text:style-name="T196">Fiche supplémentaire</text:span></text:p>
        </draw:text-box>
      </draw:frame>
      <draw:frame text:anchor-type="page" text:anchor-page-number="1" draw:z-index="9" draw:name="Shape2_2" draw:style-name="gr13" draw:text-style-name="P143" svg:width="3.918cm" svg:height="1.031cm" draw:transform="rotate (0.0876155284501153) translate (0.137583333333333cm 0.583847222222222cm)">
        <draw:text-box>
          <text:p text:style-name="P133"><text:span text:style-name="T196">Fiche supplémentaire</text:span></text:p>
        </draw:text-box>
      </draw:frame>
      <draw:frame text:anchor-type="page" text:anchor-page-number="1" draw:z-index="8" draw:name="Shape2_4" draw:style-name="gr14" draw:text-style-name="P139" svg:width="2.701cm" svg:height="0.715cm" draw:transform="rotate (0.0876155284501153) translate (0.860777777777778cm 1.52929166666667cm)">
        <draw:text-box>
          <text:p text:style-name="P133"><text:span text:style-name="T195">Série 4</text:span></text:p>
        </draw:text-box>
      </draw:frame>
      <draw:path text:anchor-type="page" text:anchor-page-number="1" draw:z-index="7" draw:name="Shape7_3" draw:style-name="gr15" draw:text-style-name="P134" svg:width="4.329cm" svg:height="2.24cm" svg:x="-0.028cm" svg:y="0cm" svg:viewBox="0 0 4330 2241" svg:d="M0 2241l3984-288c209-15 363-168 345-342l-170-1611h-4159z">
        <text:p/>
      </draw:path>
      <draw:frame text:anchor-type="page" text:anchor-page-number="2" draw:z-index="6" draw:name="Shape2_0" draw:style-name="gr14" draw:text-style-name="P139" svg:width="2.701cm" svg:height="0.715cm" draw:transform="rotate (0.0876155284501153) translate (0.804333333333333cm 1.52929166666667cm)">
        <draw:text-box>
          <text:p text:style-name="P133"><text:span text:style-name="T195">Série 4</text:span></text:p>
        </draw:text-box>
      </draw:frame>
      <draw:path text:anchor-type="page" text:anchor-page-number="2" draw:z-index="5" draw:name="Shape7_2" draw:style-name="gr15" draw:text-style-name="P134" svg:width="4.329cm" svg:height="2.24cm" svg:x="-0.028cm" svg:y="0cm" svg:viewBox="0 0 4330 2241" svg:d="M0 2241l3984-288c209-15 363-168 345-342l-170-1611h-4159z">
        <text:p/>
      </draw:path>
      <draw:frame text:anchor-type="page" text:anchor-page-number="2" draw:z-index="4" draw:name="Shape2_1" draw:style-name="gr14" draw:text-style-name="P139" svg:width="2.701cm" svg:height="0.715cm" draw:transform="rotate (0.0876155284501153) translate (0.927805555555556cm 1.52929166666667cm)">
        <draw:text-box>
          <text:p text:style-name="P133"><text:span text:style-name="T195">Série 4</text:span></text:p>
        </draw:text-box>
      </draw:frame>
      <draw:path text:anchor-type="page" text:anchor-page-number="2" draw:z-index="0" draw:name="Shape7_0" draw:style-name="gr15" draw:text-style-name="P134" svg:width="4.329cm" svg:height="2.24cm" svg:x="-0.028cm" svg:y="0cm" svg:viewBox="0 0 4330 2241" svg:d="M0 2241l3984-288c209-15 363-168 345-342l-170-1611h-4159z">
        <text:p/>
      </draw:path>
      <text:list xml:id="list1825271774" text:style-name="_5f_Numérotation_20_des_20_exercices">
        <text:list-item text:start-value="1">
          <text:h text:style-name="P129" text:outline-level="1" text:restart-numbering="true" text:start-value="1"><text:span text:style-name="_5f_Caractères">Complète avec &lt;, &gt; ou =.</text:span></text:h>
          <text:list>
            <text:list-item text:start-value="1">
              <text:p text:style-name="P124"><text:span text:style-name="_5f_Caractères">8,74 </text:span><text:span text:style-name="_5f_Caractères_5f_correction">&gt;</text:span><text:span text:style-name="_5f_pointillés_20_gris"> </text:span><draw:frame draw:style-name="fr7" draw:name="Objet24" text:anchor-type="as-char" svg:width="0.945cm" svg:height="0.873cm" draw:z-index="9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124"><text:span text:style-name="_5f_Caractères">3 </text:span><text:span text:style-name="_5f_Caractères"><text:span text:style-name="T178">+</text:span></text:span><text:span text:style-name="_5f_Caractères"><draw:frame draw:style-name="fr7" draw:name="Objet53" text:anchor-type="as-char" svg:width="0.945cm" svg:height="0.873cm" draw:z-index="9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_5f_correction"><text:span text:style-name="T182">=</text:span></text:span><text:span text:style-name="_5f_pointillés_20_gris"> </text:span><text:span text:style-name="_5f_Caractères">3,12</text:span></text:p>
            </text:list-item>
            <text:list-item>
              <text:p text:style-name="P125"><text:span text:style-name="_5f_Caractères"><draw:frame draw:style-name="fr7" draw:name="Objet54" text:anchor-type="as-char" svg:width="0.721cm" svg:height="0.873cm" draw:z-index="9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<text:span text:style-name="T178">+</text:span></text:span><text:span text:style-name="_5f_Caractères"><draw:frame draw:style-name="fr7" draw:name="Objet152" text:anchor-type="as-char" svg:width="0.945cm" svg:height="0.873cm" draw:z-index="9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_5f_correction"><text:span text:style-name="T182">&gt;</text:span></text:span><text:span text:style-name="_5f_pointillés_20_gris"> </text:span><text:span text:style-name="_5f_Caractères">0,47 </text:span></text:p>
            </text:list-item>
            <text:list-item>
              <text:p text:style-name="P125"><text:span text:style-name="_5f_Caractères">12 </text:span><text:span text:style-name="_5f_Caractères"><text:span text:style-name="T178">+</text:span></text:span><text:span text:style-name="_5f_Caractères"><draw:frame draw:style-name="fr7" draw:name="Objet153" text:anchor-type="as-char" svg:width="0.945cm" svg:height="0.873cm" draw:z-index="5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_5f_correction"><text:span text:style-name="T182">&lt;</text:span></text:span><text:span text:style-name="_5f_pointillés_20_gris"> </text:span><text:span text:style-name="_5f_Caractères">12,9</text:span></text:p>
            </text:list-item>
          </text:list>
        </text:list-item>
        <text:list-item>
          <text:h text:style-name="P132" text:outline-level="1"><text:span text:style-name="_5f_Caractères">Dans l'ordre ou dans le désordre ?</text:span></text:h>
        </text:list-item>
      </text:list>
      <text:h text:style-name="_5f_Paragraphe" text:outline-level="1"><text:span text:style-name="_5f_Caractères">Range les nombres suivants dans l'ordre crois­sant.</text:span></text:h>
      <text:list xml:id="list1412942673" text:style-name="_5f_Numérotation_20_des_20_exercices">
        <text:list-item>
          <text:list>
            <text:list-item>
              <text:p text:style-name="P119"><text:span text:style-name="_5f_Caractères">705 ; <text:s/>789 ; <text:s/>850 ; <text:s/>712 ; <text:s/>730 ; <text:s/>825 ; <text:s/>790.</text:span></text:p>
              <text:p text:style-name="P120"><text:span text:style-name="_5f_Caractères">7</text:span><text:span text:style-name="_5f_Caractères_5f_correction">05 &lt; 712 &lt;730 &lt;789 &lt;790 &lt;825 &lt;850 .</text:span></text:p>
            </text:list-item>
          </text:list>
        </text:list-item>
      </text:list>
      <text:h text:style-name="_5f_Paragraphe" text:outline-level="1"><text:span text:style-name="_5f_Caractères">Range les nombres suivants dans l'ordre dé­croissant.</text:span></text:h>
      <text:list xml:id="list232058871426520" text:continue-numbering="true" text:style-name="_5f_Numérotation_20_des_20_exercices">
        <text:list-item>
          <text:list>
            <text:list-item>
              <text:p text:style-name="P119"><text:span text:style-name="_5f_Caractères">3,6 ; <text:s/>3,005 ; <text:s/>3,15 ; <text:s/>3,05 ; <text:s/>3,2 ; <text:s/>3,015.</text:span></text:p>
              <text:p text:style-name="P120"><text:span text:style-name="_5f_Caractères_5f_correction">3,6</text:span><text:span text:style-name="_5f_Caractères_5f_correction"><text:span text:style-name="T185"> </text:span></text:span><text:span text:style-name="_5f_Caractères_5f_correction">&gt; 3,2</text:span><text:span text:style-name="_5f_Caractères_5f_correction"><text:span text:style-name="T185"> </text:span></text:span><text:span text:style-name="_5f_Caractères_5f_correction">&gt; 3,15</text:span><text:span text:style-name="_5f_Caractères_5f_correction"><text:span text:style-name="T185"> </text:span></text:span><text:span text:style-name="_5f_Caractères_5f_correction">&gt; 3,05</text:span><text:span text:style-name="_5f_Caractères_5f_correction"><text:span text:style-name="T185"> </text:span></text:span><text:span text:style-name="_5f_Caractères_5f_correction">&gt; 3,015 &gt; 3,005. </text:span><text:span text:style-name="_5f_Caractères"><text:s text:c="3"/></text:span></text:p>
            </text:list-item>
          </text:list>
        </text:list-item>
      </text:list>
      <text:list xml:id="list232058925667997" text:continue-list="list1825271774" text:style-name="_5f_Numérotation_20_des_20_exercices">
        <text:list-item>
          <text:h text:style-name="P132" text:outline-level="1"><text:span text:style-name="_5f_Caractères">Range ces quelques scores (en mètres) obte­nus lors d'une épreuve de saut en longueur dans l'ordre croissant.</text:span></text:h>
        </text:list-item>
      </text:list>
      <table:table table:name="Tableau1" table:style-name="Tableau1">
        <table:table-column table:style-name="Tableau1.A" table:number-columns-repeated="4"/>
        <table:table-column table:style-name="Tableau1.E"/>
        <table:table-column table:style-name="Tableau1.A" table:number-columns-repeated="2"/>
        <table:table-column table:style-name="Tableau1.H"/>
        <table:table-row table:style-name="Tableau1.1">
          <table:table-cell table:style-name="Tableau1.A1" office:value-type="float" office:value="8.23">
            <text:h text:style-name="_5f_Tableau_5f_Centré" text:outline-level="1"><text:span text:style-name="_5f_Caractères">8,23</text:span></text:h>
          </table:table-cell>
          <table:table-cell table:style-name="Tableau1.A1" office:value-type="float" office:value="7.81">
            <text:h text:style-name="_5f_Tableau_5f_Centré" text:outline-level="1"><text:span text:style-name="_5f_Caractères">7,81</text:span></text:h>
          </table:table-cell>
          <table:table-cell table:style-name="Tableau1.A1" office:value-type="float" office:value="7.95">
            <text:h text:style-name="_5f_Tableau_5f_Centré" text:outline-level="1"><text:span text:style-name="_5f_Caractères">7,95</text:span></text:h>
          </table:table-cell>
          <table:table-cell table:style-name="Tableau1.A1" office:value-type="float" office:value="8.04">
            <text:h text:style-name="_5f_Tableau_5f_Centré" text:outline-level="1"><text:span text:style-name="_5f_Caractères">8,04</text:span></text:h>
          </table:table-cell>
          <table:table-cell table:style-name="Tableau1.A1" office:value-type="float" office:value="7.7">
            <text:h text:style-name="_5f_Tableau_5f_Centré" text:outline-level="1"><text:span text:style-name="_5f_Caractères">7,7</text:span></text:h>
          </table:table-cell>
          <table:table-cell table:style-name="Tableau1.A1" office:value-type="float" office:value="7.79">
            <text:h text:style-name="_5f_Tableau_5f_Centré" text:outline-level="1"><text:span text:style-name="_5f_Caractères">7,79</text:span></text:h>
          </table:table-cell>
          <table:table-cell table:style-name="Tableau1.A1" office:value-type="float" office:value="7.94">
            <text:h text:style-name="_5f_Tableau_5f_Centré" text:outline-level="1"><text:span text:style-name="_5f_Caractères">7,94</text:span></text:h>
          </table:table-cell>
          <table:table-cell table:style-name="Tableau1.A1" office:value-type="float" office:value="8.1">
            <text:h text:style-name="_5f_Tableau_5f_Centré" text:outline-level="1"><text:span text:style-name="_5f_Caractères">8,1</text:span></text:h>
          </table:table-cell>
        </table:table-row>
        <table:table-row table:style-name="Tableau1.2">
          <table:table-cell table:style-name="Tableau1.A2" office:value-type="float" office:value="7.88">
            <text:h text:style-name="_5f_Tableau_5f_Centré" text:outline-level="1"><text:span text:style-name="_5f_Caractères">7,88</text:span></text:h>
          </table:table-cell>
          <table:table-cell table:style-name="Tableau1.A2" office:value-type="float" office:value="7.93">
            <text:h text:style-name="P112" text:outline-level="1"><text:span text:style-name="_5f_Caractères">7,93</text:span></text:h>
          </table:table-cell>
          <table:table-cell table:style-name="Tableau1.A2" office:value-type="float" office:value="7.87">
            <text:h text:style-name="_5f_Tableau_5f_Centré" text:outline-level="1"><text:span text:style-name="_5f_Caractères">7,87</text:span></text:h>
          </table:table-cell>
          <table:table-cell table:style-name="Tableau1.A2" office:value-type="float" office:value="7.62">
            <text:h text:style-name="_5f_Tableau_5f_Centré" text:outline-level="1"><text:span text:style-name="_5f_Caractères">7,62</text:span></text:h>
          </table:table-cell>
          <table:table-cell table:style-name="Tableau1.A2" office:value-type="float" office:value="7.69">
            <text:h text:style-name="_5f_Tableau_5f_Centré" text:outline-level="1"><text:span text:style-name="_5f_Caractères">7,69</text:span></text:h>
          </table:table-cell>
          <table:table-cell table:style-name="Tableau1.A2" office:value-type="float" office:value="8.01">
            <text:h text:style-name="_5f_Tableau_5f_Centré" text:outline-level="1"><text:span text:style-name="_5f_Caractères">8,01</text:span></text:h>
          </table:table-cell>
          <table:table-cell table:style-name="Tableau1.A2" office:value-type="float" office:value="7.34">
            <text:h text:style-name="_5f_Tableau_5f_Centré" text:outline-level="1"><text:span text:style-name="_5f_Caractères">7,34</text:span></text:h>
          </table:table-cell>
          <table:table-cell table:style-name="Tableau1.A2" office:value-type="float" office:value="7.63">
            <text:h text:style-name="_5f_Tableau_5f_Centré" text:outline-level="1"><text:span text:style-name="_5f_Caractères">7,63</text:span></text:h>
          </table:table-cell>
        </table:table-row>
      </table:table>
      <text:h text:style-name="P111" text:outline-level="1"><text:span text:style-name="_5f_Caractères_5f_correction"><text:span text:style-name="T186">7,34&lt; 7,62&lt; 7,63&lt; 7,69&lt; 7,7&lt; 7,79&lt; 7,81&lt; 7,87</text:span></text:span></text:h>
      <text:h text:style-name="P111" text:outline-level="1"><text:span text:style-name="_5f_Caractères_5f_correction"><text:span text:style-name="T186">&lt; 7,88 &lt; 7,93&lt; 7,94&lt; 7,95&lt; 8,01&lt; 8,04&lt; 8,1&lt; 8,23</text:span></text:span></text:h>
      <text:list xml:id="list232057655380659" text:continue-numbering="true" text:style-name="_5f_Numérotation_20_des_20_exercices">
        <text:list-item>
          <text:h text:style-name="P132" text:outline-level="1"><text:span text:style-name="_5f_Caractères">Parmi la liste de nombres ci-dessous, </text:span></text:h>
        </text:list-item>
      </text:list>
      <text:h text:style-name="_5f_Paragraphe" text:outline-level="1"><text:span text:style-name="_5f_Caractères">3,92<text:tab/><text:tab/>4,02<text:tab/><text:tab/>4,2<text:tab/><text:tab/>4,29<text:tab/><text:tab/>3,8<text:tab/><text:tab/>3,98</text:span></text:h>
      <text:list xml:id="list232058018309007" text:continue-numbering="true" text:style-name="_5f_Numérotation_20_des_20_exercices">
        <text:list-item>
          <text:list>
            <text:list-item>
              <text:p text:style-name="P127"><text:span text:style-name="_5f_Caractères">Lesquels sont compris entre 4,1 et 4,3 ?</text:span></text:p>
            </text:list-item>
          </text:list>
        </text:list-item>
      </text:list>
      <text:p text:style-name="P107"><text:span text:style-name="_5f_Caractères_5f_correction"><text:span text:style-name="T187">4,2 <text:s text:c="4"/>4,29 </text:span></text:span></text:p>
      <text:list xml:id="list232058797064821" text:continue-numbering="true" text:style-name="_5f_Numérotation_20_des_20_exercices">
        <text:list-item>
          <text:list>
            <text:list-item>
              <text:p text:style-name="P127"><text:span text:style-name="_5f_Caractères">Lesquels sont compris entre 3,9 et 4,1 ?</text:span></text:p>
            </text:list-item>
          </text:list>
        </text:list-item>
      </text:list>
      <text:p text:style-name="P107"><text:span text:style-name="_5f_Caractères_5f_correction"><text:span text:style-name="T187">3,92 <text:s text:c="3"/>3,98 <text:s text:c="3"/>4,02 <text:s/></text:span></text:span></text:p>
      <text:p text:style-name="P105"><text:span text:style-name="_5f_Caractères"/></text:p>
      <text:p text:style-name="P105"><text:span text:style-name="_5f_Caractères"/></text:p>
      <text:p text:style-name="P105"><text:span text:style-name="_5f_Caractères"/></text:p>
      <text:p text:style-name="P105"><text:span text:style-name="_5f_Caractères"/></text:p>
      <text:p text:style-name="P105"><text:span text:style-name="_5f_Caractères"/></text:p>
      <text:p text:style-name="P105"><text:span text:style-name="_5f_Caractères"/></text:p>
      <text:p text:style-name="P105"><text:span text:style-name="_5f_Caractères"/></text:p>
      <text:p text:style-name="P105"><text:span text:style-name="_5f_Caractères"/></text:p>
      <text:list xml:id="list232057916395719" text:continue-numbering="true" text:style-name="_5f_Numérotation_20_des_20_exercices">
        <text:list-item>
          <text:h text:style-name="P131" text:outline-level="1"><text:span text:style-name="_5f_Caractères">Avec des étiquettes </text:span></text:h>
        </text:list-item>
      </text:list>
      <text:list xml:id="list232057373231087" text:continue-list="list232058871426520" text:style-name="_5f_Numérotation_20_des_20_exercices">
        <text:list-item>
          <text:list>
            <text:list-item text:start-value="1">
              <text:p text:style-name="P128"><text:span text:style-name="_5f_Caractères">Écris tous les nombres décimaux différents in­férieurs à 10 que tu peux former en juxtaposant les quatre étiquettes : </text:span><text:span text:style-name="_5f_Caractères"><draw:frame draw:style-name="fr2" draw:name="Cadre25" text:anchor-type="as-char" svg:width="1cm" draw:z-index="359"><draw:text-box fo:min-height="0.54cm"><text:p text:style-name="P102">,</text:p></draw:text-box></draw:frame></text:span><text:span text:style-name="_5f_Caractères"><text:s/></text:span><text:span text:style-name="_5f_Caractères"><draw:frame draw:style-name="fr1" draw:name="Frame1" text:anchor-type="as-char" svg:width="1cm" draw:z-index="360"><draw:text-box fo:min-height="0.54cm"><text:p text:style-name="P103">7</text:p></draw:text-box></draw:frame></text:span><text:span text:style-name="_5f_Caractères"><text:s/></text:span><text:span text:style-name="_5f_Caractères"><draw:frame draw:style-name="fr1" draw:name="Cadre3" text:anchor-type="as-char" svg:width="1cm" draw:z-index="361"><draw:text-box fo:min-height="0.54cm"><text:p text:style-name="P103">1</text:p></draw:text-box></draw:frame></text:span><text:span text:style-name="_5f_Caractères"><text:s/></text:span><text:span text:style-name="_5f_Caractères"><draw:frame draw:style-name="fr1" draw:name="Cadre4" text:anchor-type="as-char" svg:width="1cm" draw:z-index="362"><draw:text-box fo:min-height="0.54cm"><text:p text:style-name="P103">3</text:p></draw:text-box></draw:frame></text:span><text:span text:style-name="_5f_Caractères">. </text:span></text:p>
            </text:list-item>
          </text:list>
        </text:list-item>
      </text:list>
      <text:p text:style-name="P108"><text:span text:style-name="_5f_Caractères_5f_correction"><text:span text:style-name="T188">1,37 <text:s text:c="3"/>7,31 <text:s text:c="3"/>3,17 <text:s text:c="4"/>7,13 <text:s text:c="3"/>3,71 <text:s text:c="4"/>1,73 <text:s/></text:span></text:span></text:p>
      <text:p text:style-name="P106"><text:span text:style-name="_5f_Caractères"/></text:p>
      <text:list xml:id="list232059065011422" text:continue-numbering="true" text:style-name="_5f_Numérotation_20_des_20_exercices">
        <text:list-item>
          <text:list>
            <text:list-item>
              <text:p text:style-name="P128"><text:span text:style-name="_5f_Caractères">Range alors ces nombres dans l'ordre croissant.</text:span></text:p>
            </text:list-item>
          </text:list>
        </text:list-item>
      </text:list>
      <text:p text:style-name="P109"><text:span text:style-name="_5f_Caractères_5f_correction"><text:span text:style-name="T188">1,37 &lt; <text:s/>1,73 <text:s/>&lt; <text:s/>3,17 <text:s/>&lt; <text:s/>3,71 <text:s/>&lt; <text:s text:c="2"/>7,13 <text:s/>&lt; <text:s/>7,31</text:span></text:span><text:span text:style-name="_5f_Caractères">...</text:span></text:p>
      <text:list xml:id="list232057771575147" text:continue-list="list232057916395719" text:style-name="_5f_Numérotation_20_des_20_exercices">
        <text:list-item>
          <text:h text:style-name="P130" text:outline-level="1"><text:span text:style-name="_5f_Caractères">Encadrement et demi-droite graduée</text:span></text:h>
        </text:list-item>
      </text:list>
      <text:h text:style-name="_5f_Paragraphe" text:outline-level="1"><text:span text:style-name="_5f_Caractères">Encadre l'abscisse des points B(x</text:span><text:span text:style-name="_5f_Caractères_5f_indice">B</text:span><text:span text:style-name="_5f_Caractères">) à J(x</text:span><text:span text:style-name="_5f_Caractères_5f_indice">J</text:span><text:span text:style-name="_5f_Caractères">) entre deux nombres décimaux, en utilisant les traits de <text:s/>graduation les plus proches. </text:span><text:span text:style-name="_5f_Caractères"><text:span text:style-name="T180">Faire de même pour les autres points.</text:span></text:span></text:h>
      <text:list xml:id="list232057621581752" text:continue-numbering="true" text:style-name="_5f_Numérotation_20_des_20_exercices">
        <text:list-item>
          <text:list>
            <text:list-item>
              <text:p text:style-name="P127"><draw:g text:anchor-type="char" draw:z-index="1" draw:name="Shape5" draw:style-name="gr16"><draw:line draw:style-name="gr17" draw:text-style-name="P144" svg:x1="0.628cm" svg:y1="0.609cm" svg:x2="9.014cm" svg:y2="0.609cm"><text:p/></draw:line><draw:line draw:style-name="gr18" draw:text-style-name="P144" svg:x1="0.869cm" svg:y1="0.452cm" svg:x2="0.869cm" svg:y2="0.751cm"><text:p/></draw:line><draw:line draw:style-name="gr18" draw:text-style-name="P144" svg:x1="4.281cm" svg:y1="0.307cm" svg:x2="4.281cm" svg:y2="0.906cm"><text:p/></draw:line><draw:line draw:style-name="gr18" draw:text-style-name="P144" svg:x1="1.554cm" svg:y1="0.452cm" svg:x2="1.554cm" svg:y2="0.751cm"><text:p/></draw:line><draw:line draw:style-name="gr18" draw:text-style-name="P144" svg:x1="2.235cm" svg:y1="0.452cm" svg:x2="2.235cm" svg:y2="0.751cm"><text:p/></draw:line><draw:line draw:style-name="gr18" draw:text-style-name="P144" svg:x1="2.921cm" svg:y1="0.452cm" svg:x2="2.921cm" svg:y2="0.751cm"><text:p/></draw:line><draw:line draw:style-name="gr18" draw:text-style-name="P144" svg:x1="3.602cm" svg:y1="0.452cm" svg:x2="3.602cm" svg:y2="0.751cm"><text:p/></draw:line><draw:line draw:style-name="gr18" draw:text-style-name="P144" svg:x1="4.964cm" svg:y1="0.452cm" svg:x2="4.964cm" svg:y2="0.751cm"><text:p/></draw:line><draw:line draw:style-name="gr18" draw:text-style-name="P144" svg:x1="6.329cm" svg:y1="0.452cm" svg:x2="6.329cm" svg:y2="0.751cm"><text:p/></draw:line><draw:line draw:style-name="gr18" draw:text-style-name="P144" svg:x1="7.015cm" svg:y1="0.452cm" svg:x2="7.015cm" svg:y2="0.751cm"><text:p/></draw:line><draw:line draw:style-name="gr18" draw:text-style-name="P144" svg:x1="5.648cm" svg:y1="0.452cm" svg:x2="5.648cm" svg:y2="0.751cm"><text:p/></draw:line><draw:frame draw:style-name="gr35" draw:text-style-name="P146" svg:width="0.207cm" svg:height="0.475cm" svg:x="0.775cm" svg:y="0.811cm"><draw:text-box><text:p text:style-name="P145"><text:span text:style-name="T197">5</text:span></text:p></draw:text-box></draw:frame><draw:frame draw:style-name="gr36" draw:text-style-name="P146" svg:width="0.41cm" svg:height="0.475cm" svg:x="4.093cm" svg:y="0.901cm"><draw:text-box><text:p text:style-name="P145"><text:span text:style-name="T197">10</text:span></text:p></draw:text-box></draw:frame><draw:line draw:style-name="gr18" draw:text-style-name="P144" svg:x1="8.375cm" svg:y1="0.452cm" svg:x2="8.375cm" svg:y2="0.751cm"><text:p/></draw:line><draw:line draw:style-name="gr18" draw:text-style-name="P144" svg:x1="7.696cm" svg:y1="0.452cm" svg:x2="7.696cm" svg:y2="0.751cm"><text:p/></draw:line><draw:frame draw:style-name="gr37" draw:text-style-name="P146" svg:width="0.246cm" svg:height="0.475cm" svg:x="7.91cm" svg:y="0.03cm"><draw:text-box><text:p text:style-name="P145"><text:span text:style-name="T198">B</text:span></text:p></draw:text-box></draw:frame><draw:g draw:style-name="gr21"><draw:line draw:style-name="gr38" draw:text-style-name="P149" svg:x1="7.908cm" svg:y1="0.482cm" svg:x2="8.141cm" svg:y2="0.731cm"><text:p/></draw:line><draw:line draw:style-name="gr39" draw:text-style-name="P149" svg:x1="8.141cm" svg:y1="0.482cm" svg:x2="7.908cm" svg:y2="0.731cm"><text:p/></draw:line></draw:g><draw:g draw:style-name="gr21"><draw:line draw:style-name="gr22" draw:text-style-name="P147" svg:x1="2.549cm" svg:y1="0.482cm" svg:x2="2.781cm" svg:y2="0.731cm"><text:p/></draw:line><draw:line draw:style-name="gr22" draw:text-style-name="P147" svg:x1="2.781cm" svg:y1="0.482cm" svg:x2="2.549cm" svg:y2="0.731cm"><text:p/></draw:line></draw:g><draw:frame draw:style-name="gr40" draw:text-style-name="P146" svg:width="0.251cm" svg:height="0.475cm" svg:x="2.544cm" svg:y="0.032cm"><draw:text-box><text:p text:style-name="P145"><text:span text:style-name="T198">C</text:span></text:p></draw:text-box></draw:frame><draw:g draw:style-name="gr21"><draw:line draw:style-name="gr22" draw:text-style-name="P147" svg:x1="4.648cm" svg:y1="0.482cm" svg:x2="4.881cm" svg:y2="0.731cm"><text:p/></draw:line><draw:line draw:style-name="gr22" draw:text-style-name="P147" svg:x1="4.881cm" svg:y1="0.482cm" svg:x2="4.648cm" svg:y2="0.731cm"><text:p/></draw:line></draw:g><draw:frame draw:style-name="gr41" draw:text-style-name="P146" svg:width="0.276cm" svg:height="0.475cm" svg:x="4.629cm" svg:y="0.032cm"><draw:text-box><text:p text:style-name="P145"><text:span text:style-name="T198">D</text:span></text:p></draw:text-box></draw:frame><draw:frame draw:style-name="gr42" draw:text-style-name="P148" svg:width="0.227cm" svg:height="0.475cm" svg:x="0.512cm" svg:y="0.905cm"><draw:text-box><text:p text:style-name="P145"><text:span text:style-name="T199">0</text:span></text:p></draw:text-box></draw:frame></draw:g><text:span text:style-name="_5f_Caractères"/></text:p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h text:style-name="_5f_Tableau_5f_Centré" text:outline-level="1"/>
            <text:h text:style-name="P113" text:outline-level="1"><text:span text:style-name="_5f_Caractères_5f_correction"><text:span text:style-name="T183">15</text:span></text:span> &lt; <text:span text:style-name="Character_5f_20_5f_style">x</text:span><text:span text:style-name="_5f_Caractères_5f_indice">B</text:span> &lt; <text:span text:style-name="_5f_Caractères_5f_correction"><text:span text:style-name="T183">16</text:span></text:span></text:h>
          </table:table-cell>
          <table:table-cell table:style-name="Tableau4.A1" office:value-type="string">
            <text:h text:style-name="_5f_Tableau_5f_Centré" text:outline-level="1"/>
            <text:h text:style-name="P113" text:outline-level="1"><text:span text:style-name="_5f_Caractères_5f_correction"><text:span text:style-name="T183">7</text:span></text:span> &lt; <text:span text:style-name="Character_5f_20_5f_style">x</text:span><text:span text:style-name="_5f_Caractères_5f_indice">C</text:span> &lt; <text:span text:style-name="_5f_Caractères_5f_correction"><text:span text:style-name="T183">8</text:span></text:span></text:h>
          </table:table-cell>
          <table:table-cell table:style-name="Tableau4.A1" office:value-type="string">
            <text:h text:style-name="_5f_Tableau_5f_Centré" text:outline-level="1"/>
            <text:h text:style-name="P113" text:outline-level="1"><text:span text:style-name="_5f_Caractères_5f_correction"><text:span text:style-name="T183">10</text:span></text:span> &lt; <text:span text:style-name="Character_5f_20_5f_style">x</text:span><text:span text:style-name="_5f_Caractères_5f_indice">D</text:span> &lt; <text:span text:style-name="_5f_Caractères_5f_correction"><text:span text:style-name="T183">11</text:span></text:span></text:h>
          </table:table-cell>
        </table:table-row>
      </table:table>
      <text:list xml:id="list232057376244446" text:continue-numbering="true" text:style-name="_5f_Numérotation_20_des_20_exercices">
        <text:list-item>
          <text:list>
            <text:list-item>
              <text:p text:style-name="P127"><draw:g text:anchor-type="char" draw:z-index="2" draw:name="Shape6" draw:style-name="gr16"><draw:line draw:style-name="gr17" draw:text-style-name="P144" svg:x1="0.594cm" svg:y1="0.685cm" svg:x2="8.986cm" svg:y2="0.685cm"><text:p/></draw:line><draw:line draw:style-name="gr18" draw:text-style-name="P144" svg:x1="5.53cm" svg:y1="0.384cm" svg:x2="5.53cm" svg:y2="0.985cm"><text:p/></draw:line><draw:line draw:style-name="gr18" draw:text-style-name="P144" svg:x1="2.629cm" svg:y1="0.384cm" svg:x2="2.629cm" svg:y2="0.985cm"><text:p/></draw:line><draw:line draw:style-name="gr18" draw:text-style-name="P144" svg:x1="3.793cm" svg:y1="0.54cm" svg:x2="3.793cm" svg:y2="0.835cm"><text:p/></draw:line><draw:line draw:style-name="gr18" draw:text-style-name="P144" svg:x1="0.888cm" svg:y1="0.54cm" svg:x2="0.888cm" svg:y2="0.835cm"><text:p/></draw:line><draw:line draw:style-name="gr18" draw:text-style-name="P144" svg:x1="1.178cm" svg:y1="0.54cm" svg:x2="1.178cm" svg:y2="0.835cm"><text:p/></draw:line><draw:line draw:style-name="gr18" draw:text-style-name="P144" svg:x1="1.469cm" svg:y1="0.54cm" svg:x2="1.469cm" svg:y2="0.835cm"><text:p/></draw:line><draw:line draw:style-name="gr18" draw:text-style-name="P144" svg:x1="1.76cm" svg:y1="0.54cm" svg:x2="1.76cm" svg:y2="0.835cm"><text:p/></draw:line><draw:line draw:style-name="gr18" draw:text-style-name="P144" svg:x1="2.048cm" svg:y1="0.54cm" svg:x2="2.048cm" svg:y2="0.835cm"><text:p/></draw:line><draw:line draw:style-name="gr18" draw:text-style-name="P144" svg:x1="2.337cm" svg:y1="0.54cm" svg:x2="2.337cm" svg:y2="0.835cm"><text:p/></draw:line><draw:line draw:style-name="gr18" draw:text-style-name="P144" svg:x1="3.207cm" svg:y1="0.54cm" svg:x2="3.207cm" svg:y2="0.835cm"><text:p/></draw:line><draw:line draw:style-name="gr18" draw:text-style-name="P144" svg:x1="4.37cm" svg:y1="0.54cm" svg:x2="4.37cm" svg:y2="0.835cm"><text:p/></draw:line><draw:line draw:style-name="gr18" draw:text-style-name="P144" svg:x1="4.953cm" svg:y1="0.54cm" svg:x2="4.953cm" svg:y2="0.835cm"><text:p/></draw:line><draw:line draw:style-name="gr18" draw:text-style-name="P144" svg:x1="5.825cm" svg:y1="0.54cm" svg:x2="5.825cm" svg:y2="0.835cm"><text:p/></draw:line><draw:line draw:style-name="gr18" draw:text-style-name="P144" svg:x1="6.402cm" svg:y1="0.54cm" svg:x2="6.402cm" svg:y2="0.835cm"><text:p/></draw:line><draw:line draw:style-name="gr18" draw:text-style-name="P144" svg:x1="6.983cm" svg:y1="0.54cm" svg:x2="6.983cm" svg:y2="0.835cm"><text:p/></draw:line><draw:line draw:style-name="gr18" draw:text-style-name="P144" svg:x1="7.565cm" svg:y1="0.54cm" svg:x2="7.565cm" svg:y2="0.835cm"><text:p/></draw:line><draw:line draw:style-name="gr18" draw:text-style-name="P144" svg:x1="7.856cm" svg:y1="0.54cm" svg:x2="7.856cm" svg:y2="0.835cm"><text:p/></draw:line><draw:line draw:style-name="gr18" draw:text-style-name="P144" svg:x1="8.144cm" svg:y1="0.54cm" svg:x2="8.144cm" svg:y2="0.835cm"><text:p/></draw:line><draw:line draw:style-name="gr18" draw:text-style-name="P144" svg:x1="2.921cm" svg:y1="0.54cm" svg:x2="2.921cm" svg:y2="0.835cm"><text:p/></draw:line><draw:line draw:style-name="gr18" draw:text-style-name="P144" svg:x1="3.498cm" svg:y1="0.54cm" svg:x2="3.498cm" svg:y2="0.835cm"><text:p/></draw:line><draw:line draw:style-name="gr18" draw:text-style-name="P144" svg:x1="4.081cm" svg:y1="0.54cm" svg:x2="4.081cm" svg:y2="0.835cm"><text:p/></draw:line><draw:line draw:style-name="gr18" draw:text-style-name="P144" svg:x1="4.662cm" svg:y1="0.54cm" svg:x2="4.662cm" svg:y2="0.835cm"><text:p/></draw:line><draw:line draw:style-name="gr18" draw:text-style-name="P144" svg:x1="5.239cm" svg:y1="0.54cm" svg:x2="5.239cm" svg:y2="0.835cm"><text:p/></draw:line><draw:line draw:style-name="gr18" draw:text-style-name="P144" svg:x1="6.112cm" svg:y1="0.54cm" svg:x2="6.112cm" svg:y2="0.835cm"><text:p/></draw:line><draw:line draw:style-name="gr18" draw:text-style-name="P144" svg:x1="6.694cm" svg:y1="0.54cm" svg:x2="6.694cm" svg:y2="0.835cm"><text:p/></draw:line><draw:line draw:style-name="gr18" draw:text-style-name="P144" svg:x1="7.274cm" svg:y1="0.54cm" svg:x2="7.274cm" svg:y2="0.835cm"><text:p/></draw:line><draw:frame draw:style-name="gr25" draw:text-style-name="P146" svg:width="0.278cm" svg:height="0.414cm" svg:x="0.93cm" svg:y="0.194cm"><draw:text-box><text:p text:style-name="P145"><text:span text:style-name="T198">G</text:span></text:p></draw:text-box></draw:frame><draw:frame draw:style-name="gr26" draw:text-style-name="P146" svg:width="0.227cm" svg:height="0.414cm" svg:x="7.295cm" svg:y="0.194cm"><draw:text-box><text:p text:style-name="P145"><text:span text:style-name="T198">E</text:span></text:p></draw:text-box></draw:frame><draw:frame draw:style-name="gr27" draw:text-style-name="P146" svg:width="0.207cm" svg:height="0.414cm" svg:x="3.275cm" svg:y="0.194cm"><draw:text-box><text:p text:style-name="P145"><text:span text:style-name="T198">F</text:span></text:p></draw:text-box></draw:frame><draw:frame draw:style-name="gr27" draw:text-style-name="P146" svg:width="0.207cm" svg:height="0.414cm" svg:x="2.538cm" svg:y="0.984cm"><draw:text-box><text:p text:style-name="P145"><text:span text:style-name="T197">4</text:span></text:p></draw:text-box></draw:frame><draw:frame draw:style-name="gr27" draw:text-style-name="P146" svg:width="0.207cm" svg:height="0.414cm" svg:x="5.438cm" svg:y="0.984cm"><draw:text-box><text:p text:style-name="P145"><text:span text:style-name="T197">5</text:span></text:p></draw:text-box></draw:frame><draw:g draw:style-name="gr21"><draw:line draw:style-name="gr28" draw:text-style-name="P149" svg:x1="0.948cm" svg:y1="0.564cm" svg:x2="1.181cm" svg:y2="0.814cm"><text:p/></draw:line><draw:line draw:style-name="gr29" draw:text-style-name="P149" svg:x1="1.181cm" svg:y1="0.564cm" svg:x2="0.948cm" svg:y2="0.814cm"><text:p/></draw:line></draw:g><draw:g draw:style-name="gr21"><draw:line draw:style-name="gr30" draw:text-style-name="P149" svg:x1="3.255cm" svg:y1="0.564cm" svg:x2="3.487cm" svg:y2="0.814cm"><text:p/></draw:line><draw:line draw:style-name="gr31" draw:text-style-name="P149" svg:x1="3.487cm" svg:y1="0.564cm" svg:x2="3.255cm" svg:y2="0.814cm"><text:p/></draw:line></draw:g><draw:g draw:style-name="gr21"><draw:line draw:style-name="gr32" draw:text-style-name="P149" svg:x1="7.29cm" svg:y1="0.564cm" svg:x2="7.522cm" svg:y2="0.814cm"><text:p/></draw:line><draw:line draw:style-name="gr33" draw:text-style-name="P149" svg:x1="7.522cm" svg:y1="0.564cm" svg:x2="7.29cm" svg:y2="0.814cm"><text:p/></draw:line></draw:g><draw:frame draw:style-name="gr34" draw:text-style-name="P148" svg:width="0.207cm" svg:height="0.414cm" svg:x="0.485cm" svg:y="0.988cm"><draw:text-box><text:p text:style-name="P145"><text:span text:style-name="T199">0</text:span></text:p></draw:text-box></draw:frame></draw:g><text:span text:style-name="_5f_Caractères"/></text:p>
            </text:list-item>
          </text:list>
        </text:list-item>
      </text:list>
      <table:table table:name="Tableau5" table:style-name="Tableau5">
        <table:table-column table:style-name="Tableau5.A" table:number-columns-repeated="2"/>
        <table:table-column table:style-name="Tableau5.C"/>
        <table:table-row table:style-name="Tableau5.1">
          <table:table-cell table:style-name="Tableau5.A1" office:value-type="string">
            <text:h text:style-name="_5f_Tableau_5f_Centré" text:outline-level="1"/>
            <text:h text:style-name="P113" text:outline-level="1"><text:span text:style-name="_5f_Caractères_5f_correction"><text:span text:style-name="T183">5,6</text:span></text:span>&lt; <text:span text:style-name="Character_5f_20_5f_style">x</text:span><text:span text:style-name="_5f_Caractères_5f_indice">E</text:span> &lt; <text:span text:style-name="_5f_Caractères_5f_correction"><text:span text:style-name="T183">5,7</text:span></text:span></text:h>
          </table:table-cell>
          <table:table-cell table:style-name="Tableau5.A1" office:value-type="string">
            <text:h text:style-name="_5f_Tableau_5f_Centré" text:outline-level="1"/>
            <text:h text:style-name="P113" text:outline-level="1"><text:span text:style-name="_5f_Caractères_5f_correction"><text:span text:style-name="T183">4,2</text:span></text:span> &lt; <text:span text:style-name="Character_5f_20_5f_style">x</text:span><text:span text:style-name="_5f_Caractères_5f_indice">F</text:span> &lt; <text:span text:style-name="_5f_Caractères_5f_correction"><text:span text:style-name="T183">4,3</text:span></text:span></text:h>
          </table:table-cell>
          <table:table-cell table:style-name="Tableau5.A1" office:value-type="string">
            <text:h text:style-name="_5f_Tableau_5f_Centré" text:outline-level="1"/>
            <text:h text:style-name="P113" text:outline-level="1"><text:span text:style-name="_5f_Caractères_5f_correction"><text:span text:style-name="T183">3,4</text:span></text:span> &lt; <text:span text:style-name="Character_5f_20_5f_style">x</text:span><text:span text:style-name="_5f_Caractères_5f_indice">G</text:span> &lt; <text:span text:style-name="_5f_Caractères_5f_correction"><text:span text:style-name="T183">3,5</text:span></text:span></text:h>
          </table:table-cell>
        </table:table-row>
      </table:table>
      <text:list xml:id="list232057364615917" text:continue-numbering="true" text:style-name="_5f_Numérotation_20_des_20_exercices">
        <text:list-item>
          <text:list>
            <text:list-item>
              <text:p text:style-name="P127"><draw:g text:anchor-type="char" draw:z-index="3" draw:name="Shape7" draw:style-name="gr16"><draw:line draw:style-name="gr17" draw:text-style-name="P144" svg:x1="0.6cm" svg:y1="0.764cm" svg:x2="8.986cm" svg:y2="0.764cm"><text:p/></draw:line><draw:line draw:style-name="gr18" draw:text-style-name="P144" svg:x1="1.242cm" svg:y1="0.461cm" svg:x2="1.242cm" svg:y2="1.063cm"><text:p/></draw:line><draw:line draw:style-name="gr18" draw:text-style-name="P144" svg:x1="4.658cm" svg:y1="0.461cm" svg:x2="4.658cm" svg:y2="1.063cm"><text:p/></draw:line><draw:line draw:style-name="gr18" draw:text-style-name="P144" svg:x1="1.923cm" svg:y1="0.604cm" svg:x2="1.923cm" svg:y2="0.905cm"><text:p/></draw:line><draw:line draw:style-name="gr18" draw:text-style-name="P144" svg:x1="2.605cm" svg:y1="0.604cm" svg:x2="2.605cm" svg:y2="0.905cm"><text:p/></draw:line><draw:line draw:style-name="gr18" draw:text-style-name="P144" svg:x1="3.29cm" svg:y1="0.604cm" svg:x2="3.29cm" svg:y2="0.905cm"><text:p/></draw:line><draw:line draw:style-name="gr18" draw:text-style-name="P144" svg:x1="3.969cm" svg:y1="0.604cm" svg:x2="3.969cm" svg:y2="0.905cm"><text:p/></draw:line><draw:line draw:style-name="gr18" draw:text-style-name="P144" svg:x1="5.336cm" svg:y1="0.604cm" svg:x2="5.336cm" svg:y2="0.905cm"><text:p/></draw:line><draw:line draw:style-name="gr18" draw:text-style-name="P144" svg:x1="6.698cm" svg:y1="0.604cm" svg:x2="6.698cm" svg:y2="0.905cm"><text:p/></draw:line><draw:line draw:style-name="gr18" draw:text-style-name="P144" svg:x1="7.384cm" svg:y1="0.604cm" svg:x2="7.384cm" svg:y2="0.905cm"><text:p/></draw:line><draw:line draw:style-name="gr18" draw:text-style-name="P144" svg:x1="6.024cm" svg:y1="0.604cm" svg:x2="6.024cm" svg:y2="0.905cm"><text:p/></draw:line><draw:frame draw:style-name="gr19" draw:text-style-name="P146" svg:width="0.512cm" svg:height="0.479cm" svg:x="1.004cm" svg:y="1.06cm"><draw:text-box><text:p text:style-name="P145"><text:span text:style-name="T197">2,4</text:span></text:p></draw:text-box></draw:frame><draw:frame draw:style-name="gr19" draw:text-style-name="P146" svg:width="0.512cm" svg:height="0.479cm" svg:x="4.427cm" svg:y="1.06cm"><draw:text-box><text:p text:style-name="P145"><text:span text:style-name="T197">2,5</text:span></text:p></draw:text-box></draw:frame><draw:line draw:style-name="gr18" draw:text-style-name="P144" svg:x1="8.066cm" svg:y1="0.454cm" svg:x2="8.066cm" svg:y2="1.056cm"><text:p/></draw:line><draw:frame draw:style-name="gr20" draw:text-style-name="P146" svg:width="0.108cm" svg:height="0.479cm" svg:x="6.244cm" svg:y="0.178cm"><draw:text-box><text:p text:style-name="P145"><text:span text:style-name="T198">J</text:span></text:p></draw:text-box></draw:frame><draw:frame draw:style-name="gr19" draw:text-style-name="P146" svg:width="0.512cm" svg:height="0.479cm" svg:x="7.826cm" svg:y="1.06cm"><draw:text-box><text:p text:style-name="P145"><text:span text:style-name="T197">2,6</text:span></text:p></draw:text-box></draw:frame><draw:g draw:style-name="gr21"><draw:line draw:style-name="gr22" draw:text-style-name="P147" svg:x1="1.99cm" svg:y1="0.637cm" svg:x2="2.223cm" svg:y2="0.888cm"><text:p/></draw:line><draw:line draw:style-name="gr22" draw:text-style-name="P147" svg:x1="2.223cm" svg:y1="0.637cm" svg:x2="1.99cm" svg:y2="0.888cm"><text:p/></draw:line></draw:g><draw:g draw:style-name="gr21"><draw:line draw:style-name="gr22" draw:text-style-name="P147" svg:x1="4.32cm" svg:y1="0.637cm" svg:x2="4.553cm" svg:y2="0.888cm"><text:p/></draw:line><draw:line draw:style-name="gr22" draw:text-style-name="P147" svg:x1="4.553cm" svg:y1="0.637cm" svg:x2="4.32cm" svg:y2="0.888cm"><text:p/></draw:line></draw:g><draw:g draw:style-name="gr21"><draw:line draw:style-name="gr22" draw:text-style-name="P147" svg:x1="6.182cm" svg:y1="0.637cm" svg:x2="6.415cm" svg:y2="0.888cm"><text:p/></draw:line><draw:line draw:style-name="gr22" draw:text-style-name="P147" svg:x1="6.415cm" svg:y1="0.637cm" svg:x2="6.182cm" svg:y2="0.888cm"><text:p/></draw:line></draw:g><draw:frame draw:style-name="gr23" draw:text-style-name="P146" svg:width="0.269cm" svg:height="0.479cm" svg:x="1.977cm" svg:y="0.178cm"><draw:text-box><text:p text:style-name="P145"><text:span text:style-name="T198">H</text:span></text:p></draw:text-box></draw:frame><draw:frame draw:style-name="gr20" draw:text-style-name="P146" svg:width="0.108cm" svg:height="0.479cm" svg:x="4.381cm" svg:y="0.178cm"><draw:text-box><text:p text:style-name="P145"><text:span text:style-name="T198">I</text:span></text:p></draw:text-box></draw:frame><draw:frame draw:style-name="gr24" draw:text-style-name="P148" svg:width="0.227cm" svg:height="0.479cm" svg:x="0.485cm" svg:y="1.06cm"><draw:text-box><text:p text:style-name="P145"><text:span text:style-name="T199">0</text:span></text:p></draw:text-box></draw:frame></draw:g><text:span text:style-name="_5f_Caractères"/></text:p>
            </text:list-item>
          </text:list>
        </text:list-item>
      </text:list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h text:style-name="_5f_Tableau_5f_Centré" text:outline-level="1"/>
            <text:h text:style-name="P113" text:outline-level="1"><text:span text:style-name="_5f_Caractères_5f_correction"><text:span text:style-name="T189">2,42</text:span></text:span> &lt;<text:span text:style-name="Character_5f_20_5f_style">x</text:span><text:span text:style-name="_5f_Caractères_5f_indice">H</text:span>&lt; <text:span text:style-name="_5f_Caractères_5f_correction"><text:span text:style-name="T189">2,4</text:span></text:span><text:span text:style-name="_5f_Caractères_5f_correction"><text:span text:style-name="T191">4</text:span></text:span></text:h>
          </table:table-cell>
          <table:table-cell table:style-name="Tableau6.A1" office:value-type="string">
            <text:h text:style-name="_5f_Tableau_5f_Centré" text:outline-level="1"/>
            <text:h text:style-name="P114" text:outline-level="1"><text:span text:style-name="_5f_Caractères_5f_correction"><text:span text:style-name="T189">2,4</text:span></text:span><text:span text:style-name="_5f_Caractères_5f_correction"><text:span text:style-name="T179">8</text:span></text:span> &lt; <text:span text:style-name="Character_5f_20_5f_style">x</text:span><text:span text:style-name="_5f_Caractères_5f_indice">I</text:span> &lt; <text:span text:style-name="_5f_Caractères_5f_correction"><text:span text:style-name="T189">2,</text:span></text:span><text:span text:style-name="_5f_Caractères_5f_correction"><text:span text:style-name="T190">5</text:span></text:span></text:h>
          </table:table-cell>
          <table:table-cell table:style-name="Tableau6.A1" office:value-type="string">
            <text:h text:style-name="_5f_Tableau_5f_Centré" text:outline-level="1"/>
            <text:h text:style-name="P114" text:outline-level="1"><text:span text:style-name="_5f_Caractères_5f_correction"><text:span text:style-name="T189">2,</text:span></text:span><text:span text:style-name="_5f_Caractères_5f_correction"><text:span text:style-name="T190">54</text:span></text:span> &lt;<text:span text:style-name="Character_5f_20_5f_style">x</text:span><text:span text:style-name="_5f_Caractères_5f_indice">J</text:span>&lt; <text:span text:style-name="_5f_Caractères_5f_correction"><text:span text:style-name="T189">2,</text:span></text:span><text:span text:style-name="_5f_Caractères_5f_correction"><text:span text:style-name="T190">56</text:span></text:span><text:span text:style-name="_5f_pointillés_20_gris"> </text:span></text:h>
          </table:table-cell>
        </table:table-row>
      </table:table>
      <text:list xml:id="list232058939905283" text:continue-numbering="true" text:style-name="_5f_Numérotation_20_des_20_exercices">
        <text:list-item>
          <text:h text:style-name="P132" text:outline-level="1"><text:span text:style-name="_5f_Caractères">Donne un encadrement au centième de cha­cun des nombres suivants.</text:span></text:h>
          <text:list>
            <text:list-item>
              <text:p text:style-name="P121"><text:span text:style-name="_5f_Caractères_5f_correction">45,87 </text:span><text:span text:style-name="_5f_Caractères"><text:s/>&lt; 45,873 &lt; </text:span><text:span text:style-name="_5f_Caractères_5f_correction">45,8</text:span><text:span text:style-name="_5f_Caractères_5f_correction"><text:span text:style-name="T192">8</text:span></text:span></text:p>
            </text:list-item>
            <text:list-item>
              <text:p text:style-name="P121"><text:span text:style-name="_5f_Caractères_5f_correction">7,38 </text:span><text:span text:style-name="_5f_Caractères">&lt; 7,382 &lt; </text:span><text:span text:style-name="_5f_Caractères_5f_correction">7,3</text:span><text:span text:style-name="_5f_Caractères_5f_correction"><text:span text:style-name="T192">9</text:span></text:span></text:p>
            </text:list-item>
            <text:list-item>
              <text:p text:style-name="P121"><text:span text:style-name="_5f_Caractères_5f_correction"><text:span text:style-name="T184">0,89</text:span></text:span><text:span text:style-name="_5f_Caractères"><text:span text:style-name="T181"> </text:span></text:span><text:span text:style-name="_5f_Caractères">&lt; 0,895 &lt; </text:span><text:span text:style-name="_5f_Caractères_5f_correction">0,</text:span><text:span text:style-name="_5f_Caractères_5f_correction"><text:span text:style-name="T192">90</text:span></text:span></text:p>
            </text:list-item>
          </text:list>
        </text:list-item>
      </text:list>
      <text:p text:style-name="P123"><text:span text:style-name="_5f_pointillés_20_gris"/></text:p>
      <text:p text:style-name="P123"><text:span text:style-name="_5f_pointillés_20_gris"/></text:p>
      <text:p text:style-name="P123"><text:span text:style-name="_5f_Caractères_5f_correction"/></text:p>
      <text:p text:style-name="P123"><text:span text:style-name="_5f_Caractères_5f_correction"/></text:p>
      <text:p text:style-name="P123"><text:span text:style-name="_5f_pointillés_20_gris"/></text:p>
      <text:p text:style-name="P123"><text:span text:style-name="_5f_pointillés_20_gris"/></text:p>
      <text:p text:style-name="P123"><text:span text:style-name="_5f_pointillés_20_gris"/></text:p>
      <text:p text:style-name="P123"><text:span text:style-name="_5f_pointillés_20_gris"/></text:p>
      <text:p text:style-name="P123"><text:span text:style-name="_5f_pointillés_20_gris"/></text:p>
      <text:p text:style-name="P123"><text:span text:style-name="_5f_pointillés_20_gris"/></text:p>
      <text:list xml:id="list232058805643174" text:continue-numbering="true" text:style-name="_5f_Numérotation_20_des_20_exercices">
        <text:list-item>
          <text:h text:style-name="P130" text:outline-level="1"><text:soft-page-break/><text:span text:style-name="_5f_Caractères">Système solaire</text:span></text:h>
        </text:list-item>
      </text:list>
      <text:h text:style-name="_5f_Paragraphe" text:outline-level="1"><text:span text:style-name="_5f_Caractères">Donne les noms des planètes ran­gées dans l'ordre décroissant de leur distance au Soleil.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_5f_Tableau_5f_Centré_5f_Gras" text:outline-level="1"><text:span text:style-name="_5f_Caractères">Nom de la planète</text:span></text:h>
          </table:table-cell>
          <table:table-cell table:style-name="Table2.B1" office:value-type="string">
            <text:h text:style-name="_5f_Tableau_5f_Centré_5f_Gras" text:outline-level="1"><text:span text:style-name="_5f_Caractères">Distance au soleil (en milliards de km)</text:span></text:h>
          </table:table-cell>
        </table:table-row>
        <table:table-row table:style-name="Table2.1">
          <table:table-cell table:style-name="Table2.A6" office:value-type="string">
            <text:h text:style-name="_5f_Tableau_5f_Centré_5f_Gras" text:outline-level="1"><text:span text:style-name="_5f_Caractères">Mercure</text:span></text:h>
          </table:table-cell>
          <table:table-cell table:style-name="Table2.B6" office:value-type="string">
            <text:h text:style-name="_5f_Tableau_5f_Centré" text:outline-level="1"><text:span text:style-name="_5f_Caractères">0,06</text:span>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Caractères">Pluton</text:span></text:h>
          </table:table-cell>
          <table:table-cell table:style-name="Table2.B7" office:value-type="string">
            <text:h text:style-name="_5f_Tableau_5f_Centré" text:outline-level="1"><text:span text:style-name="_5f_Caractères">6</text:span></text:h>
          </table:table-cell>
        </table:table-row>
        <table:table-row table:style-name="Table2.1">
          <table:table-cell table:style-name="Table2.A6" office:value-type="string">
            <text:h text:style-name="_5f_Tableau_5f_Centré_5f_Gras" text:outline-level="1"><text:span text:style-name="_5f_Caractères">Vénus</text:span></text:h>
          </table:table-cell>
          <table:table-cell table:style-name="Table2.B6" office:value-type="string">
            <text:h text:style-name="_5f_Tableau_5f_Centré" text:outline-level="1"><text:span text:style-name="_5f_Caractères">0,11</text:span>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Caractères">Mars</text:span></text:h>
          </table:table-cell>
          <table:table-cell table:style-name="Table2.B7" office:value-type="string">
            <text:h text:style-name="_5f_Tableau_5f_Centré" text:outline-level="1"><text:span text:style-name="_5f_Caractères">0,23</text:span></text:h>
          </table:table-cell>
        </table:table-row>
        <table:table-row table:style-name="Table2.1">
          <table:table-cell table:style-name="Table2.A6" office:value-type="string">
            <text:h text:style-name="_5f_Tableau_5f_Centré_5f_Gras" text:outline-level="1"><text:span text:style-name="_5f_Caractères">Terre</text:span></text:h>
          </table:table-cell>
          <table:table-cell table:style-name="Table2.B6" office:value-type="string">
            <text:h text:style-name="_5f_Tableau_5f_Centré" text:outline-level="1"><text:span text:style-name="_5f_Caractères">0,15</text:span>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Caractères">Jupiter</text:span></text:h>
          </table:table-cell>
          <table:table-cell table:style-name="Table2.B7" office:value-type="string">
            <text:h text:style-name="_5f_Tableau_5f_Centré" text:outline-level="1"><text:span text:style-name="_5f_Caractères">0,78</text:span></text:h>
          </table:table-cell>
        </table:table-row>
        <table:table-row table:style-name="Table2.1">
          <table:table-cell table:style-name="Table2.A8" office:value-type="string">
            <text:h text:style-name="_5f_Tableau_5f_Centré_5f_Gras" text:outline-level="1"><text:span text:style-name="_5f_Caractères">Uranus</text:span></text:h>
          </table:table-cell>
          <table:table-cell table:style-name="Table2.B8" office:value-type="string">
            <text:h text:style-name="_5f_Tableau_5f_Centré" text:outline-level="1"><text:span text:style-name="_5f_Caractères">2,88</text:span></text:h>
          </table:table-cell>
        </table:table-row>
      </table:table>
      <text:p text:style-name="P110"><text:span text:style-name="_5f_Caractères_5f_correction">Pluton <text:s text:c="3"/>Uranus <text:s text:c="2"/>Jupiter <text:s text:c="3"/>Mars <text:s text:c="3"/>Terre <text:s text:c="3"/>Vénus <text:s/>Mercure</text:span></text:p>
      <text:list xml:id="list232058127465292" text:continue-numbering="true" text:style-name="_5f_Numérotation_20_des_20_exercices">
        <text:list-item>
          <text:h text:style-name="P130" text:outline-level="1"><text:span text:style-name="_5f_Caractères">Avec des étiquettes bis</text:span></text:h>
        </text:list-item>
      </text:list>
      <text:list xml:id="list232058759711008" text:continue-list="list232059065011422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Écris tous les nombres décimaux différents in­férieurs à 10 que tu peux former en juxtaposant les quatre étiquettes : </text:span><text:span text:style-name="_5f_Caractères"><draw:frame draw:style-name="fr2" draw:name="Frame2" text:anchor-type="as-char" svg:width="1cm" draw:z-index="74"><draw:text-box fo:min-height="0.54cm"><text:p text:style-name="P102">,</text:p></draw:text-box></draw:frame></text:span><text:span text:style-name="_5f_Caractères"><text:s/></text:span><text:span text:style-name="_5f_Caractères"><draw:frame draw:style-name="fr1" draw:name="Frame3" text:anchor-type="as-char" svg:width="1cm" draw:z-index="67"><draw:text-box fo:min-height="0.54cm"><text:p text:style-name="P104">0</text:p></draw:text-box></draw:frame></text:span><text:span text:style-name="_5f_Caractères"><text:s/></text:span><text:span text:style-name="_5f_Caractères"><draw:frame draw:style-name="fr1" draw:name="Frame4" text:anchor-type="as-char" svg:width="1cm" draw:z-index="61"><draw:text-box fo:min-height="0.54cm"><text:p text:style-name="P103">1</text:p></draw:text-box></draw:frame></text:span><text:span text:style-name="_5f_Caractères"><text:s/></text:span><text:span text:style-name="_5f_Caractères"><draw:frame draw:style-name="fr1" draw:name="Frame5" text:anchor-type="as-char" svg:width="1cm" draw:z-index="53"><draw:text-box fo:min-height="0.54cm"><text:p text:style-name="P103">3</text:p></draw:text-box></draw:frame></text:span><text:span text:style-name="_5f_Caractères">. </text:span></text:p>
            </text:list-item>
          </text:list>
        </text:list-item>
      </text:list>
      <text:p text:style-name="P108"><text:span text:style-name="_5f_Caractères_5f_correction"><text:span text:style-name="T193">0,13 <text:s text:c="3"/>3,01 <text:s text:c="4"/>0,31 <text:s text:c="4"/>3,10 <text:s text:c="3"/>1,30 <text:s text:c="4"/>1,03 <text:s text:c="4"/></text:span></text:span></text:p>
      <text:list xml:id="list23205717335765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ange alors ces nombres dans l'ordre croissant.</text:span></text:p>
              <text:p text:style-name="P126"><text:span text:style-name="_5f_Caractères_5f_correction"><text:span text:style-name="T193">0,13 &lt; <text:s/>0,31 &lt; <text:s/>1,03 &lt; <text:s/>1,30 <text:s/>&lt; <text:s/>3,01 &lt; <text:s text:c="2"/>3,10</text:span></text:span><text:span text:style-name="_5f_Caractères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2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72f07f" officeooo:paragraph-rsid="0090300d"/>
    </style:style>
    <style:style style:name="MP1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72f07f" officeooo:paragraph-rsid="00aad50a"/>
    </style:style>
    <style:style style:name="MP1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16" style:family="paragraph">
      <loext:graphic-properties draw:fill="solid" draw:fill-color="#d7e12c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0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7" style:family="paragraph" style:parent-style-name="Header">
      <style:paragraph-properties fo:text-align="start" style:justify-single-word="false"/>
      <style:text-properties officeooo:paragraph-rsid="0289fb01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0" style:family="paragraph" style:parent-style-name="Footer">
      <style:text-properties officeooo:paragraph-rsid="00d4df5c"/>
    </style:style>
    <style:style style:name="MP31" style:family="paragraph" style:parent-style-name="_5f_Header_20_N_20_page_20_impaire_20__28_D_29_">
      <style:paragraph-properties fo:text-align="start" style:justify-single-word="false"/>
    </style:style>
    <style:style style:name="MP32" style:family="paragraph" style:parent-style-name="Footer">
      <style:paragraph-properties fo:text-align="end" style:justify-single-word="false"/>
      <style:text-properties officeooo:paragraph-rsid="00d4df5c"/>
    </style:style>
    <style:style style:name="MP33" style:family="paragraph" style:parent-style-name="Footer">
      <style:paragraph-properties fo:text-align="start" style:justify-single-word="false"/>
      <style:text-properties officeooo:paragraph-rsid="00d4df5c"/>
    </style:style>
    <style:style style:name="MP34" style:family="paragraph" style:parent-style-name="_5f_Header_20_G_20_page_20_impaire_20__28_D_29_">
      <style:text-properties officeooo:paragraph-rsid="01259ec2"/>
    </style:style>
    <style:style style:name="MP35" style:family="paragraph" style:parent-style-name="_5f_Header_20_G_20_page_20_paire_20__28_G_29_">
      <style:text-properties officeooo:paragraph-rsid="00eb2abc"/>
    </style:style>
    <style:style style:name="MP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_5f_Footer_20_page_20_paire_20__28_G_29_">
      <style:text-properties fo:font-size="9pt" style:font-size-asian="9pt" style:font-size-complex="9pt"/>
    </style:style>
    <style:style style:name="M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3" style:family="paragraph" style:parent-style-name="_5f_Header_20_G_20_page_20_paire_20__28_G_29_">
      <style:paragraph-properties fo:text-align="start" style:justify-single-word="false"/>
    </style:style>
    <style:style style:name="MP44" style:family="paragraph" style:parent-style-name="Footer">
      <style:text-properties officeooo:paragraph-rsid="030c4d7d"/>
    </style:style>
    <style:style style:name="MP45" style:family="paragraph" style:parent-style-name="_5f_Header_20_G_20_page_20_paire_20__28_G_29_">
      <style:text-properties officeooo:paragraph-rsid="0334a5b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268e0aa"/>
    </style:style>
    <style:style style:name="MT14" style:family="text">
      <style:text-properties officeooo:rsid="026ec296"/>
    </style:style>
    <style:style style:name="MT15" style:family="text">
      <style:text-properties officeooo:rsid="0272f9e5"/>
    </style:style>
    <style:style style:name="MT16" style:family="text">
      <style:text-properties officeooo:rsid="02757f12"/>
    </style:style>
    <style:style style:name="MT17" style:family="text">
      <style:text-properties officeooo:rsid="02735980"/>
    </style:style>
    <style:style style:name="MT18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19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2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3" style:family="text">
      <style:text-properties officeooo:rsid="01b6dc57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6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7" style:family="text">
      <style:text-properties officeooo:rsid="00b5d2d1"/>
    </style:style>
    <style:style style:name="MT28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29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3" style:family="text">
      <style:text-properties officeooo:rsid="015f088a"/>
    </style:style>
    <style:style style:name="MT34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0" style:family="text">
      <style:text-properties officeooo:rsid="01f8729d"/>
    </style:style>
    <style:style style:name="MT41" style:family="text">
      <style:text-properties officeooo:rsid="010c4d3a"/>
    </style:style>
    <style:style style:name="MT42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3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4" style:family="text"/>
    <style:style style:name="MT45" style:family="text">
      <style:text-properties fo:font-size="16pt" style:font-size-asian="16pt" style:font-size-complex="16pt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4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officeooo:rsid="00b6801f"/>
    </style:style>
    <style:style style:name="MT5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3" style:family="text">
      <style:text-properties officeooo:rsid="0334a5be"/>
    </style:style>
    <style:style style:name="MT54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5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59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1" style:family="text">
      <style:text-properties officeooo:rsid="0315af39"/>
    </style:style>
    <style:style style:name="MT62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6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5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66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6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0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1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5" style:family="text">
      <style:text-properties officeooo:rsid="014407b5"/>
    </style:style>
    <style:style style:name="MT76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0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5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4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1" style:family="text">
      <style:text-properties officeooo:rsid="008d016c"/>
    </style:style>
    <style:style style:name="MT11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3" style:family="text">
      <style:text-properties officeooo:rsid="009e3fdd"/>
    </style:style>
    <style:style style:name="MT12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1" style:family="text">
      <style:text-properties officeooo:rsid="00a4cf55"/>
    </style:style>
    <style:style style:name="M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6" style:family="text">
      <style:text-properties officeooo:rsid="005a3fa8"/>
    </style:style>
    <style:style style:name="MT13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38" style:family="text">
      <style:text-properties officeooo:rsid="00415f3a"/>
    </style:style>
    <style:style style:name="MT139" style:family="text">
      <style:text-properties officeooo:rsid="00386ebd"/>
    </style:style>
    <style:style style:name="MT140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4" style:family="text">
      <style:text-properties officeooo:rsid="00a59a60"/>
    </style:style>
    <style:style style:name="MT145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9" style:family="text">
      <style:text-properties officeooo:rsid="01fe03f2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28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30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235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236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8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2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4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6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58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57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28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222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5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9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6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43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221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70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72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7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7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33" draw:name="Shape3_6" draw:style-name="Mgr1" draw:text-style-name="MP2" svg:x1="9.368cm" svg:y1="0.36cm" svg:x2="20.496cm" svg:y2="0.36cm"><text:p/></draw:line>Comparer, encadrer</text:p>
      </style:header>
      <style:header-left>
        <text:p text:style-name="MP13"><draw:line text:anchor-type="paragraph" draw:z-index="358" draw:name="Shape3_4" draw:style-name="Mgr1" draw:text-style-name="MP2" svg:x1="9.368cm" svg:y1="0.36cm" svg:x2="20.496cm" svg:y2="0.36cm"><text:p/></draw:line>Comparer, encadrer</text:p>
      </style:header-left>
      <style:footer>
        <text:p text:style-name="MP3"><draw:frame draw:style-name="Mfr1" draw:name="Frame112" text:anchor-type="paragraph" svg:y="-0.06cm" draw:z-index="49"><draw:text-box fo:min-height="0.499cm" fo:min-width="7.096cm"><draw:frame draw:style-name="Mfr2" draw:name="Frame141" text:anchor-type="frame" svg:x="0.45cm" svg:y="0.079cm" svg:width="0.817cm" draw:z-index="51"><draw:text-box fo:min-height="0.355cm"><text:p text:style-name="MP4"><draw:g text:anchor-type="paragraph" draw:z-index="166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136</text:page-number></text:p></draw:text-box></draw:frame><text:p text:style-name="MP14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6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7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5"><draw:path text:anchor-type="paragraph" draw:z-index="44" draw:name="Shape1_1" draw:style-name="Mgr5" draw:text-style-name="MP16" svg:width="4.329cm" svg:height="2.238cm" svg:x="-1.8cm" svg:y="-8.982cm" svg:viewBox="0 0 4330 2239" svg:d="M0 2239l3984-288c209-15 363-167 345-342l-170-1609h-4159z"><text:p/></draw:path><draw:line text:anchor-type="paragraph" draw:z-index="45" draw:name="Shape3_13" draw:style-name="Mgr1" draw:text-style-name="MP2" svg:x1="15.337cm" svg:y1="0.36cm" svg:x2="20.496cm" svg:y2="0.36cm"><text:p/></draw:line><text:span text:style-name="MT13">Fractions</text:span> : <text:span text:style-name="MT13">Représentation géométrique</text:span></text:p>
      </style:header>
      <style:header-left>
        <text:p text:style-name="MP15"><draw:path text:anchor-type="paragraph" draw:z-index="162" draw:name="Shape1_5" draw:style-name="Mgr5" draw:text-style-name="MP16" svg:width="4.329cm" svg:height="2.238cm" svg:x="-1.8cm" svg:y="-8.982cm" svg:viewBox="0 0 4330 2239" svg:d="M0 2239l3984-288c209-15 363-167 345-342l-170-1609h-4159z"><text:p/></draw:path><draw:line text:anchor-type="paragraph" draw:z-index="164" draw:name="Shape3_21" draw:style-name="Mgr1" draw:text-style-name="MP2" svg:x1="15.337cm" svg:y1="0.36cm" svg:x2="20.496cm" svg:y2="0.36cm"><text:p/></draw:line><text:span text:style-name="MT13">Fractions</text:span> : <text:span text:style-name="MT13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7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2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7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8"><draw:path text:anchor-type="paragraph" draw:z-index="40" draw:name="Shape1_3" draw:style-name="Mgr5" draw:text-style-name="MP16" svg:width="4.329cm" svg:height="2.238cm" svg:x="-1.8cm" svg:y="-8.982cm" svg:viewBox="0 0 4330 2239" svg:d="M0 2239l3984-288c209-15 363-167 345-342l-170-1609h-4159z"><text:p/></draw:path><draw:line text:anchor-type="paragraph" draw:z-index="41" draw:name="Shape3_14" draw:style-name="Mgr1" draw:text-style-name="MP2" svg:x1="12.876cm" svg:y1="0.392cm" svg:x2="20.496cm" svg:y2="0.36cm"><text:p/></draw:line><text:span text:style-name="MT14">Fractions</text:span> : <text:span text:style-name="MT14">Vocabulaire et sens</text:span></text:p>
      </style:header>
      <style:header-left>
        <text:p text:style-name="MP18"><draw:path text:anchor-type="paragraph" draw:z-index="156" draw:name="Shape1_7" draw:style-name="Mgr5" draw:text-style-name="MP16" svg:width="4.329cm" svg:height="2.238cm" svg:x="-1.8cm" svg:y="-8.982cm" svg:viewBox="0 0 4330 2239" svg:d="M0 2239l3984-288c209-15 363-167 345-342l-170-1609h-4159z"><text:p/></draw:path><draw:line text:anchor-type="paragraph" draw:z-index="157" draw:name="Shape3_23" draw:style-name="Mgr1" draw:text-style-name="MP2" svg:x1="12.876cm" svg:y1="0.392cm" svg:x2="20.496cm" svg:y2="0.36cm"><text:p/></draw:line><text:span text:style-name="MT14">Fractions</text:span> : <text:span text:style-name="MT14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59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2">F</text:span>ractions : Vocabulaire et sens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6" text:anchor-type="paragraph" svg:y="-0.06cm" draw:z-index="0"><draw:text-box fo:min-height="0.499cm" fo:min-width="3cm"><draw:frame draw:style-name="Mfr2" draw:name="Frame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9" draw:name="Shape4_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50" draw:name="Shape4_2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2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20"><draw:line text:anchor-type="paragraph" draw:z-index="354" draw:name="Shape3_7" draw:style-name="Mgr1" draw:text-style-name="MP2" svg:x1="11.52cm" svg:y1="0.376cm" svg:x2="20.496cm" svg:y2="0.36cm"><text:p/></draw:line><text:span text:style-name="MT15">Fractions</text:span> : <text:span text:style-name="MT15">Droite graduée</text:span></text:p>
      </style:header>
      <style:footer>
        <text:p text:style-name="MP3"><draw:frame draw:style-name="Mfr1" draw:name="Frame8" text:anchor-type="paragraph" svg:y="-0.06cm" draw:z-index="0"><draw:text-box fo:min-height="0.499cm" fo:min-width="7.096cm"><draw:frame draw:style-name="Mfr2" draw:name="Frame22" text:anchor-type="frame" svg:x="0.45cm" svg:y="0.079cm" svg:width="0.817cm" draw:z-index="0"><draw:text-box fo:min-height="0.355cm"><text:p text:style-name="MP4"><draw:g text:anchor-type="paragraph" draw:z-index="355" draw:name="Shape4_2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8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9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2"><draw:line text:anchor-type="paragraph" draw:z-index="149" draw:name="Shape3_24" draw:style-name="Mgr1" draw:text-style-name="MP2" svg:x1="11.52cm" svg:y1="0.376cm" svg:x2="20.496cm" svg:y2="0.36cm"><text:p/></draw:line><text:span text:style-name="MT15">Fractions</text:span> : <text:span text:style-name="MT15">Droite graduée</text:span></text:p>
      </style:header>
      <style:header-left>
        <text:p text:style-name="MP22"><draw:line text:anchor-type="paragraph" draw:z-index="150" draw:name="Shape3_28" draw:style-name="Mgr1" draw:text-style-name="MP2" svg:x1="11.52cm" svg:y1="0.376cm" svg:x2="20.496cm" svg:y2="0.36cm"><text:p/></draw:line><text:span text:style-name="MT15">Fractions</text:span> : <text:span text:style-name="MT15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151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7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0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3"><draw:line text:anchor-type="paragraph" draw:z-index="203" draw:name="Shape3_8" draw:style-name="Mgr1" draw:text-style-name="MP2" svg:x1="17.736cm" svg:y1="0.376cm" svg:x2="20.496cm" svg:y2="0.36cm"><text:p/></draw:line><text:span text:style-name="MT16">Fractions</text:span> : <text:span text:style-name="MT16">Fractions, décimaux et comparaison</text:span></text:p>
      </style:header>
      <style:header-left>
        <text:p text:style-name="MP23"><draw:line text:anchor-type="paragraph" draw:z-index="204" draw:name="Shape3_25" draw:style-name="Mgr1" draw:text-style-name="MP2" svg:x1="17.736cm" svg:y1="0.376cm" svg:x2="20.496cm" svg:y2="0.36cm"><text:p/></draw:line><text:span text:style-name="MT16">Fractions</text:span> : <text:span text:style-name="MT16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205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0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1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5"><draw:path text:anchor-type="paragraph" draw:z-index="192" draw:name="Shape1_4" draw:style-name="Mgr5" draw:text-style-name="MP16" svg:width="4.329cm" svg:height="2.238cm" svg:x="-1.5cm" svg:y="-7.4cm" svg:viewBox="0 0 4330 2239" svg:d="M0 2239l3984-288c209-15 363-167 345-342l-170-1609h-4159z"><text:p/></draw:path><draw:line text:anchor-type="paragraph" draw:z-index="193" draw:name="Shape3_9" draw:style-name="Mgr1" draw:text-style-name="MP2" svg:x1="10.37cm" svg:y1="0.365cm" svg:x2="20.496cm" svg:y2="0.36cm"><text:p/></draw:line><text:span text:style-name="MT17">Fractions</text:span> : <text:span text:style-name="MT17">Opérations</text:span> </text:p>
      </style:header>
      <style:header-left>
        <text:p text:style-name="MP25"><draw:path text:anchor-type="paragraph" draw:z-index="194" draw:name="Shape1_8" draw:style-name="Mgr5" draw:text-style-name="MP16" svg:width="4.329cm" svg:height="2.238cm" svg:x="-1.5cm" svg:y="-7.4cm" svg:viewBox="0 0 4330 2239" svg:d="M0 2239l3984-288c209-15 363-167 345-342l-170-1609h-4159z"><text:p/></draw:path><draw:line text:anchor-type="paragraph" draw:z-index="196" draw:name="Shape3_26" draw:style-name="Mgr1" draw:text-style-name="MP2" svg:x1="10.37cm" svg:y1="0.365cm" svg:x2="20.496cm" svg:y2="0.36cm"><text:p/></draw:line><text:span text:style-name="MT17">Fractions</text:span> : <text:span text:style-name="MT17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198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9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0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7"><draw:path text:anchor-type="paragraph" draw:z-index="357" draw:name="Shape1_3" draw:style-name="Mgr5" draw:text-style-name="MP16" svg:width="4.329cm" svg:height="2.238cm" svg:x="-1.5cm" svg:y="-1.001cm" svg:viewBox="0 0 4330 2239" svg:d="M0 2239l3984-288c209-15 363-167 345-342l-170-1609h-4159z"><text:p/></draw:path><draw:line text:anchor-type="paragraph" draw:z-index="209" draw:name="Shape3_15" draw:style-name="Mgr1" draw:text-style-name="MP2" svg:x1="10.308cm" svg:y1="0.388cm" svg:x2="20.496cm" svg:y2="0.36cm"><text:p/></draw:line><text:span text:style-name="MT18">Fractions</text:span><text:span text:style-name="MT1"> : </text:span><text:span text:style-name="MT19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14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9"><draw:line text:anchor-type="paragraph" draw:z-index="181" draw:name="Shape3_10" draw:style-name="Mgr1" draw:text-style-name="MP2" svg:x1="10.308cm" svg:y1="0.388cm" svg:x2="20.496cm" svg:y2="0.36cm"><text:p/></draw:line><draw:path text:anchor-type="paragraph" draw:z-index="183" draw:name="Shape1_6" draw:style-name="Mgr5" draw:text-style-name="MP16" svg:width="4.329cm" svg:height="2.238cm" svg:x="-1.5cm" svg:y="-1.001cm" svg:viewBox="0 0 4330 2239" svg:d="M0 2239l3984-288c209-15 363-167 345-342l-170-1609h-4159z"><text:p/></draw:path><text:span text:style-name="MT18">Fractions</text:span><text:span text:style-name="MT1"> : </text:span><text:span text:style-name="MT19">Problèmes</text:span><text:span text:style-name="MT1"> </text:span></text:p>
      </style:header>
      <style:header-left>
        <text:p text:style-name="MP29"><draw:line text:anchor-type="paragraph" draw:z-index="185" draw:name="Shape3_27" draw:style-name="Mgr1" draw:text-style-name="MP2" svg:x1="10.308cm" svg:y1="0.388cm" svg:x2="20.496cm" svg:y2="0.36cm"><text:p/></draw:line><draw:path text:anchor-type="paragraph" draw:z-index="186" draw:name="Shape1_9" draw:style-name="Mgr5" draw:text-style-name="MP16" svg:width="4.329cm" svg:height="2.238cm" svg:x="-1.5cm" svg:y="-1.001cm" svg:viewBox="0 0 4330 2239" svg:d="M0 2239l3984-288c209-15 363-167 345-342l-170-1609h-4159z"><text:p/></draw:path><text:span text:style-name="MT18">Fractions</text:span><text:span text:style-name="MT1"> : </text:span><text:span text:style-name="MT19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187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7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8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76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4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3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1">Calculer : <text:span text:style-name="MT21">Multiplier</text:span> </text:p>
      </style:header>
      <style:header-left>
        <text:p text:style-name="MP31">Calculer : <text:span text:style-name="MT21">Multiplier</text:span> </text:p>
      </style:header-left>
      <style:footer>
        <text:p text:style-name="MP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18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0"> : </text:span><text:span text:style-name="MT22">Multiplier</text:span></text:p></draw:text-box></draw:frame></text:p>
      </style:footer>
      <style:footer-left>
        <text:p text:style-name="MP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3"><text:span text:style-name="MT3">calculer</text:span><text:span text:style-name="MT20"> : </text:span><text:span text:style-name="MT22">Multiplier</text:span></text:p></draw:text-box></draw:frame><draw:g text:anchor-type="paragraph" draw:z-index="320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5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0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3">Calculer : </text:span><text:span text:style-name="MT24">Diviser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4">Diviser</text:span><text:span text:style-name="MT23"> </text:span></text:p>
      </style:header-left>
      <style:footer>
        <text:p text:style-name="MP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95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0"> : </text:span><text:span text:style-name="MT25">diviser</text:span></text:p></draw:text-box></draw:frame></text:p>
      </style:footer>
      <style:footer-left>
        <text:p text:style-name="MP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3"><text:span text:style-name="MT3">calculer</text:span><text:span text:style-name="MT20"> : </text:span><text:span text:style-name="MT25">diviser</text:span></text:p></draw:text-box></draw:frame><draw:g text:anchor-type="paragraph" draw:z-index="303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4"><text:span text:style-name="MT26">G</text:span>éométrie plane : Parallèles, perpendiculaires,<text:line-break/> distances</text:p>
      </style:header>
      <style:header-left>
        <text:p text:style-name="MP35"><text:s/><text:span text:style-name="MT26">Géométrie plane</text:span> : <text:span text:style-name="MT27">P</text:span><text:span text:style-name="MT28">arallèles, perpendiculaires,<text:line-break/> </text:span><text:span text:style-name="MT29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0">Géométrie plane : </text:span><text:span text:style-name="MT31">parallèles, perpendiculaires, </text:span><text:span text:style-name="MT32">distances</text:span></text:h></draw:text-box></draw:frame><draw:g text:anchor-type="paragraph" draw:z-index="288" draw:name="Shape4_59" draw:style-name="Mgr2"><draw:path draw:style-name="Mgr6" draw:text-style-name="MP3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7" text:outline-level="1"><text:span text:style-name="MT33">G</text:span>éométrie plane : Parallèles, perpendiculaires, distances</text:h></draw:text-box></draw:frame><draw:g text:anchor-type="paragraph" draw:z-index="291" draw:name="Shape4_62" draw:style-name="Mgr2"><draw:path draw:style-name="Mgr6" draw:text-style-name="MP3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3">Calculer : </text:span><text:span text:style-name="MT34">Critères de divisibil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4">Critères de divisibilité</text:span><text:span text:style-name="MT23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81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0"> : </text:span><text:span text:style-name="MT35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3"><text:span text:style-name="MT3">calculer</text:span><text:span text:style-name="MT20"> : </text:span><text:span text:style-name="MT35">critères de divisibilité</text:span></text:p></draw:text-box></draw:frame><draw:g text:anchor-type="paragraph" draw:z-index="284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7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2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3">Calculer : </text:span><text:span text:style-name="MT36">Distributiv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6">Distributivité</text:span><text:span text:style-name="MT23"> </text:span></text:p>
      </style:header-left>
      <style:footer>
        <text:p text:style-name="MP3"><draw:frame draw:style-name="Mfr3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64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0"> : </text:span><text:span text:style-name="MT37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3">Calculer : </text:span><text:span text:style-name="MT38">Priorités opératoires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8">Priorités opératoires</text:span><text:span text:style-name="MT23"> </text:span></text:p>
      </style:header-left>
      <style:footer>
        <text:p text:style-name="MP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45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0"> : </text:span><text:span text:style-name="MT39">priorités opératoires</text:span></text:p></draw:text-box></draw:frame></text:p>
      </style:footer>
      <style:footer-left>
        <text:p text:style-name="MP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3"><text:span text:style-name="MT3">calculer</text:span><text:span text:style-name="MT20"> : </text:span><text:span text:style-name="MT39">priorités opératoires</text:span></text:p></draw:text-box></draw:frame><draw:g text:anchor-type="paragraph" draw:z-index="247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9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1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1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5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44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9">Résoudre des problèmes</text:p></draw:text-box></draw:frame><draw:g text:anchor-type="paragraph" draw:z-index="248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1">Utilis</text:span><text:span text:style-name="MT42">er des</text:span><text:span text:style-name="MT41"> données </text:span>: <text:span text:style-name="MT43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5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233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237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91" draw:style-name="Mgr2"><draw:path draw:style-name="Mgr4" draw:text-style-name="MP4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27" draw:name="Shape4_11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29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>
      <style:header-left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220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223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75" draw:style-name="Mgr2"><draw:path draw:style-name="Mgr4" draw:text-style-name="MP4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1"><text:span text:style-name="MT49">Repères du plan : Se repérer</text:span> </text:p>
      </style:header>
      <style:header-left>
        <text:p text:style-name="MP41"><text:span text:style-name="MT49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15" draw:name="Shape4_7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18" draw:name="Shape4_7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2" draw:name="Shape3_7" draw:style-name="Mgr7" draw:text-style-name="MP2" svg:x1="15.12cm" svg:y1="0.36cm" svg:x2="20.496cm" svg:y2="0.36cm"><text:p/></draw:line><text:s/><text:span text:style-name="MT53">Angles : </text:span>Angles : <text:span text:style-name="MT54">Comprendre la notion d’angle</text:span></text:p>
      </style:header>
      <style:header-left>
        <text:p text:style-name="MP43"><draw:line text:anchor-type="paragraph" draw:z-index="13" draw:name="Shape3_29" draw:style-name="Mgr7" draw:text-style-name="MP2" svg:x1="15.12cm" svg:y1="0.36cm" svg:x2="20.496cm" svg:y2="0.36cm"><text:p/></draw:line>Angles : <text:span text:style-name="MT54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5">Angles : </text:span><text:span text:style-name="MT56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5">Angles : </text:span><text:span text:style-name="MT57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5">Angles : </text:span><text:span text:style-name="MT58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5"><draw:line text:anchor-type="paragraph" draw:z-index="59" draw:name="Shape3_33" draw:style-name="Mgr7" draw:text-style-name="MP2" svg:x1="15.12cm" svg:y1="0.36cm" svg:x2="20.496cm" svg:y2="0.36cm"><text:p/></draw:line><text:s/><text:span text:style-name="MT59">Angles</text:span> : <text:span text:style-name="MT54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0">Angles</text:span><text:span text:style-name="MT8"> : </text:span><text:span text:style-name="MT60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55" draw:name="Shape3_35" draw:style-name="Mgr7" draw:text-style-name="MP2" svg:x1="11.344cm" svg:y1="0.358cm" svg:x2="20.497cm" svg:y2="0.36cm"><text:p/></draw:line><text:span text:style-name="MT61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6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5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8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5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1" draw:name="Shape3_30" draw:style-name="Mgr7" draw:text-style-name="MP2" svg:x1="11.435cm" svg:y1="0.388cm" svg:x2="20.496cm" svg:y2="0.36cm"><text:p/></draw:line><text:span text:style-name="MT62">Angles</text:span> : <text:span text:style-name="MT62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3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3">Angles </text:span><text:span text:style-name="MT8">: </text:span><text:span text:style-name="MT6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4" draw:name="Shape3_31" draw:style-name="Mgr7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7" draw:name="Shape3_32" draw:style-name="Mgr7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5">Angles : </text:span><text:span text:style-name="MT56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5">Angles : </text:span><text:span text:style-name="MT6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5">Angles : </text:span><text:span text:style-name="MT56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5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6" draw:name="Shape3_34" draw:style-name="Mgr7" draw:text-style-name="MP2" svg:x1="15.448cm" svg:y1="0.365cm" svg:x2="20.496cm" svg:y2="0.36cm"><text:p/></draw:line><text:span text:style-name="MT65">Angles</text:span><text:span text:style-name="MT66"> : </text:span><text:span text:style-name="MT67">Calculer des mesures d’angle</text:span></text:p>
      </style:header>
      <style:header-left>
        <text:p text:style-name="_5f_Header_20_G_20_page_20_paire_20__28_G_29_"><draw:line text:anchor-type="paragraph" draw:z-index="346" draw:name="Shape3_36" draw:style-name="Mgr7" draw:text-style-name="MP2" svg:x1="15.448cm" svg:y1="0.365cm" svg:x2="20.496cm" svg:y2="0.36cm"><text:p/></draw:line><text:span text:style-name="MT65">Angles : </text:span><text:span text:style-name="MT67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5">Angles : </text:span><text:span text:style-name="MT56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5">Angles : </text:span><text:span text:style-name="MT68">Calculer des </text:span><text:span text:style-name="MT64">Mesure</text:span><text:span text:style-name="MT68">s</text:span><text:span text:style-name="MT64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5">Angles : </text:span><text:span text:style-name="MT69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60" draw:name="Shape3_0" draw:style-name="Mgr8" draw:text-style-name="MP2" svg:x1="12.104cm" svg:y1="0.392cm" svg:x2="20.497cm" svg:y2="0.36cm"><text:p/></draw:line><text:span text:style-name="MT70">Périmètre</text:span> : <text:span text:style-name="MT71">Coder et calculer</text:span></text:p>
      </style:header>
      <style:header-left>
        <text:p text:style-name="_5f_Header_20_M_20_page_20_impaire_20__28_D_29_"><draw:line text:anchor-type="paragraph" draw:z-index="262" draw:name="Shape3_18" draw:style-name="Mgr8" draw:text-style-name="MP2" svg:x1="12.104cm" svg:y1="0.392cm" svg:x2="20.497cm" svg:y2="0.36cm"><text:p/></draw:line><text:span text:style-name="MT70">Périmètre</text:span> : <text:span text:style-name="MT71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65" draw:name="Shape4_103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73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6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7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9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9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Proportionnalité et pourcentages : proportionalité</text:p></draw:text-box></draw:frame><draw:g text:anchor-type="paragraph" draw:z-index="252" draw:name="Shape4_22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: </text:p></draw:text-box></draw:frame><draw:g text:anchor-type="paragraph" draw:z-index="254" draw:name="Shape4_87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5">P</text:span>roportionnalité </text:p>
      </style:header>
      <style:header-left>
        <text:p text:style-name="_5f_Header_20_D_20_page_20_paire_20__28_G_29_"><text:span text:style-name="MT74"><text:tab/>Proportionnalité et pourcentage</text:span><text:span text:style-name="MT41"> </text:span>: <text:span text:style-name="MT74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2"><draw:g text:anchor-type="paragraph" draw:z-index="249" draw:name="Shape4_73" draw:style-name="Mgr2"><draw:path draw:style-name="Mgr4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50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9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9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Proportionnalité et pourcentages : proportionalité</text:p></draw:text-box></draw:frame><draw:g text:anchor-type="paragraph" draw:z-index="330" draw:name="Shape4_2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: </text:p></draw:text-box></draw:frame><draw:g text:anchor-type="paragraph" draw:z-index="353" draw:name="Shape4_99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>
      <style:header-left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11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7">Proportionnalité et pourcentage : </text:span><text:span text:style-name="MT78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5"><text:span text:style-name="MT79">Proportionnalité et pourcentages : </text:span><text:span text:style-name="MT78">pourcentages</text:span></text:p></draw:text-box></draw:frame><draw:g text:anchor-type="paragraph" draw:z-index="317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9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5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0">Périmètre</text:span> : <text:span text:style-name="MT70">Calculs sur une figure</text:span></text:p>
      </style:header>
      <style:header-left>
        <text:p text:style-name="_5f_Header_20_M_20_page_20_paire_20__28_G_29_"><text:span text:style-name="MT70">Périmètre</text:span> : <text:span text:style-name="MT70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69" draw:name="Shape4_94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18" draw:name="Shape4_95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17" draw:name="Shape4_96" draw:style-name="Mgr2"><draw:path draw:style-name="Mgr9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1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0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24" draw:name="Shape3_11" draw:style-name="Mgr8" draw:text-style-name="MP2" svg:x1="12.45cm" svg:y1="0.362cm" svg:x2="20.497cm" svg:y2="0.36cm"><text:p/></draw:line><text:span text:style-name="MT70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116" draw:name="Shape3_20" draw:style-name="Mgr8" draw:text-style-name="MP2" svg:x1="12.45cm" svg:y1="0.362cm" svg:x2="20.497cm" svg:y2="0.36cm"><text:p/></draw:line><text:span text:style-name="MT70">Périmètre</text:span> : <text:span text:style-name="MT80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63" draw:name="Shape4_113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8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7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6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30" draw:name="Shape3_16" draw:style-name="Mgr8" draw:text-style-name="MP2" svg:x1="12.726cm" svg:y1="0.399cm" svg:x2="20.496cm" svg:y2="0.36cm"><text:p/></draw:line><text:span text:style-name="MT70">Périmètre</text:span> : <text:span text:style-name="MT82">Périmètres et unités</text:span></text:p>
      </style:header>
      <style:header-left>
        <text:p text:style-name="MP56"><draw:line text:anchor-type="paragraph" draw:z-index="129" draw:name="Shape3_17" draw:style-name="Mgr8" draw:text-style-name="MP2" svg:x1="16.083cm" svg:y1="0.383cm" svg:x2="20.496cm" svg:y2="0.36cm"><text:p/></draw:line><text:span text:style-name="MT70">Périmètre</text:span> : <text:span text:style-name="MT82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52" draw:name="Shape4_107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8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9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1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84" draw:name="Shape4_109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84">Problèmes</text:span></text:p></draw:text-box></draw:frame></text:p>
      </style:footer>
      <style:footer-left>
        <text:p text:style-name="MP57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<text:span text:style-name="MT72">Périmètre : </text:span><text:span text:style-name="MT84">Problèmes</text:span></text:p></draw:text-box></draw:frame><draw:g text:anchor-type="paragraph" draw:z-index="110" draw:name="Shape4_122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86">Volume</text:span><text:span text:style-name="MT8"> </text:span></text:p></draw:text-box></draw:frame><draw:g text:anchor-type="paragraph" draw:z-index="275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3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Conversions d’unités : longueurs</text:p></draw:text-box></draw:frame><draw:g text:anchor-type="paragraph" draw:z-index="270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73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274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7">Conversions d’unités : longueurs</text:span></text:p>
      </style:header>
      <style:header-left>
        <text:p text:style-name="_5f_Header_20_N_20_page_20_impaire_20__28_D_29_"><text:s/><text:span text:style-name="MT87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longueurs</text:span><text:span text:style-name="MT8"> </text:span></text:p></draw:text-box></draw:frame><draw:g text:anchor-type="paragraph" draw:z-index="266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8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88">masses</text:span></text:p>
      </style:header>
      <style:header-left>
        <text:p text:style-name="_5f_Header_20_N_20_page_20_impaire_20__28_D_29_"><text:s/><text:span text:style-name="MT87">Conversions d’unités : </text:span><text:span text:style-name="MT88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89">masses</text:span><text:span text:style-name="MT8"> </text:span></text:p></draw:text-box></draw:frame><draw:g text:anchor-type="paragraph" draw:z-index="112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1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>
      <style:header-left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0">Masses</text:span><text:span text:style-name="MT8"> </text:span></text:p></draw:text-box></draw:frame><draw:g text:anchor-type="paragraph" draw:z-index="297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308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74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1">Conversions d’unités : </text:span><text:span text:style-name="MT92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7">Conversions d’unités : </text:span><text:span text:style-name="MT93">Capacités</text:span></text:p>
      </style:header>
      <style:header-left>
        <text:p text:style-name="Header"><text:s/><text:span text:style-name="MT87">Conversions d’unités : </text:span><text:span text:style-name="MT93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4">capacités</text:span><text:span text:style-name="MT8"> </text:span></text:p></draw:text-box></draw:frame><draw:g text:anchor-type="paragraph" draw:z-index="115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4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3">Capacités</text:span></text:p>
      </style:header>
      <style:header-left>
        <text:p text:style-name="_5f_Header_20_N_20_page_20_impaire_20__28_D_29_"><text:span text:style-name="MT95">Conversions d’unités : </text:span><text:span text:style-name="MT93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6">Capacités</text:span><text:span text:style-name="MT8"> </text:span></text:p></draw:text-box></draw:frame><draw:g text:anchor-type="paragraph" draw:z-index="263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7">Conversions d’unités : </text:span><text:span text:style-name="MT97">Temps et d</text:span><text:span text:style-name="MT98">urées</text:span></text:p>
      </style:header>
      <style:header-left>
        <text:p text:style-name="Header"><text:s/><text:span text:style-name="MT87">Conversions d’unités : </text:span><text:span text:style-name="MT97">Temps et d</text:span><text:span text:style-name="MT9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140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8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>
      <style:header-left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224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32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1">Conversions d’unités : </text:span><text:span text:style-name="MT99">temps et </text:span><text:span text:style-name="MT100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1">Temps et durées</text:span></text:p>
      </style:header>
      <style:header-left>
        <text:p text:style-name="_5f_Header_20_N_20_page_20_impaire_20__28_D_29_"><text:s/><text:span text:style-name="MT87">Conversions d’unités : </text:span><text:span text:style-name="MT101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2">Temps et </text:span><text:span text:style-name="MT103">Durée</text:span><text:span text:style-name="MT8"> </text:span></text:p></draw:text-box></draw:frame><draw:g text:anchor-type="paragraph" draw:z-index="136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3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104">Vitesse</text:span></text:p>
      </style:header>
      <style:header-left>
        <text:p text:style-name="_5f_Header_20_N_20_page_20_impaire_20__28_D_29_"><text:span text:style-name="MT95">Conversions d’unités : </text:span><text:span text:style-name="MT104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5">vitesse</text:span><text:span text:style-name="MT8"> </text:span></text:p></draw:text-box></draw:frame><draw:g text:anchor-type="paragraph" draw:z-index="307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35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1">Conversions d’unités : </text:span><text:span text:style-name="MT105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7">Conversions d’unités : </text:span><text:span text:style-name="MT106">Aires</text:span></text:p>
      </style:header>
      <style:header-left>
        <text:p text:style-name="Header"><text:s/><text:span text:style-name="MT87">Conversions d’unités : </text:span><text:span text:style-name="MT106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7">aires</text:span></text:p></draw:text-box></draw:frame><draw:g text:anchor-type="paragraph" draw:z-index="73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9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5">Conversions d’unités : </text:span><text:span text:style-name="MT106">Aires</text:span></text:p>
      </style:header>
      <style:header-left>
        <text:p text:style-name="_5f_Header_20_N_20_page_20_paire_20__28_G_29_"><text:span text:style-name="MT95">Conversions d’unités : </text:span><text:span text:style-name="MT106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5">Conversions d’unités : </text:span><text:span text:style-name="MT107">Aires</text:span></text:h></draw:text-box></draw:frame><draw:g text:anchor-type="paragraph" draw:z-index="76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8">Problèmes</text:span></text:p>
      </style:header>
      <style:header-left>
        <text:p text:style-name="_5f_Header_20_N_20_page_20_paire_20__28_G_29_"><text:s/><text:span text:style-name="MT87">Conversions d’unités : </text:span><text:span text:style-name="MT108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9">problèmes</text:span></text:p></draw:text-box></draw:frame><draw:g text:anchor-type="paragraph" draw:z-index="79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0">Conversions d’unités </text:span><text:span text:style-name="MT8">: </text:span><text:span text:style-name="MT110">problèmes</text:span></text:p></draw:text-box></draw:frame><draw:g text:anchor-type="paragraph" draw:z-index="78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5">Conversions d’unités : </text:span><text:span text:style-name="MT108">Problèmes</text:span></text:p>
      </style:header>
      <style:header-left>
        <text:p text:style-name="MP64"><text:span text:style-name="MT95">Conversions d’unités : </text:span><text:span text:style-name="MT108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9">problèmes</text:span></text:p></draw:text-box></draw:frame><draw:g text:anchor-type="paragraph" draw:z-index="153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3"><text:span text:style-name="MT91">Conversions d’unités : </text:span><text:span text:style-name="MT109">problèmes</text:span></text:p></draw:text-box></draw:frame><draw:g text:anchor-type="paragraph" draw:z-index="81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3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2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1"><text:s text:c="15"/>A</text:span>ires : Aire et unité</text:p>
      </style:header>
      <style:header-left>
        <text:p text:style-name="MP65"><text:span text:style-name="MT111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52" draw:name="Shape4_157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6">Géométrie plane, </text:span><text:span text:style-name="MT112">partie 1</text:span> : <text:span text:style-name="MT113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114">Géométrie plane, </text:span><text:span text:style-name="MT115">partie 1</text:span><text:span text:style-name="MT114"> : </text:span><text:span text:style-name="MT116">assembler et décomposer</text:span></text:p></draw:text-box></draw:frame><draw:g text:anchor-type="paragraph" draw:z-index="341" draw:name="Shape4_216" draw:style-name="Mgr2"><draw:path draw:style-name="Mgr6" draw:text-style-name="MP3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42" draw:name="Shape4_217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0">Géométrie plane, </text:span><text:span text:style-name="MT115">partie 1</text:span><text:span text:style-name="MT30"> : </text:span><text:span text:style-name="MT11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7">Géométrie plane</text:span><text:span text:style-name="MT118"> : </text:span><text:span text:style-name="MT119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339" draw:name="Shape4_21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340" draw:name="Shape4_21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6">Géométrie plane, </text:span><text:span text:style-name="MT112">partie 1</text:span> : <text:span text:style-name="MT121">coder</text:span></text:p>
      </style:header>
      <style:footer>
        <text:p text:style-name="MP3"><draw:g text:anchor-type="paragraph" draw:z-index="208" draw:name="Shape4_211" draw:style-name="Mgr2"><draw:path draw:style-name="Mgr6" draw:text-style-name="MP36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114">Géométrie plane, </text:span><text:span text:style-name="MT115">partie 1</text:span><text:span text:style-name="MT114"> : </text:span><text:span text:style-name="MT122">coder</text:span></text:p></draw:text-box></draw:frame></text:p>
      </style:footer>
      <style:footer-left>
        <text:p text:style-name="MP7"><draw:g text:anchor-type="paragraph" draw:z-index="171" draw:name="Shape4_212" draw:style-name="Mgr2"><draw:path draw:style-name="Mgr6" draw:text-style-name="MP36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30">Géométrie plane, </text:span><text:span text:style-name="MT115">partie 1</text:span><text:span text:style-name="MT30"> : </text:span><text:span text:style-name="MT122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7">Géométrie plane</text:span><text:span text:style-name="MT118"> : </text:span><text:span text:style-name="MT119">Vocabulaire</text:span></text:p>
      </style:header>
      <style:header-left>
        <text:p text:style-name="MP69"><text:span text:style-name="MT117">Géométrie plane</text:span><text:span text:style-name="MT118"> : </text:span><text:span text:style-name="MT119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246" draw:name="Shape4_209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230" draw:name="Shape4_210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6">Géométrie plane</text:span> : <text:span text:style-name="MT27">P</text:span><text:span text:style-name="MT28">arallèles, perpendiculaires,<text:line-break/> </text:span><text:span text:style-name="MT29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197" draw:name="Shape4_204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31">Parallèles, perpendiculaires, </text:span><text:span text:style-name="MT32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30">Géométrie plane : </text:span><text:span text:style-name="MT31">parallèles, perpendiculaires, </text:span><text:span text:style-name="MT32">distances</text:span></text:p></draw:text-box></draw:frame><draw:g text:anchor-type="paragraph" draw:z-index="327" draw:name="Shape4_206" draw:style-name="Mgr2"><draw:path draw:style-name="Mgr6" draw:text-style-name="MP3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231" draw:name="Shape4_205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61" draw:name="Shape4_15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6">Géométrie plane</text:span> : <text:span text:style-name="MT124">Milieu, alignement, </text:span><text:span text:style-name="MT125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34" draw:name="Shape4_15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Géométrie plane : </text:span><text:span text:style-name="MT126">milieu, Alignement, </text:span><text:span text:style-name="MT127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71" draw:name="Shape4_15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0">Géométrie plane : </text:span><text:span text:style-name="MT126">milieu, alignement, </text:span><text:span text:style-name="MT12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195" draw:name="Shape4_149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179" draw:name="Shape4_150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6">Géométrie plane</text:span> : <text:span text:style-name="MT26">Points, droites </text:span><text:span text:style-name="MT130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55" draw:name="Shape4_20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1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213" draw:name="Shape4_203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243" draw:name="Shape4_200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214" draw:name="Shape4_201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79" draw:name="Shape4_194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58" draw:name="Shape4_195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2">R</text:span><text:span text:style-name="MT133">epères du plan : Se </text:span><text:span text:style-name="MT134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5">déplacer</text:span></text:p></draw:text-box></draw:frame><draw:g text:anchor-type="paragraph" draw:z-index="335" draw:name="Shape4_192" draw:style-name="Mgr2"><draw:path draw:style-name="Mgr6" draw:text-style-name="MP3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5"><text:span text:style-name="MT8">Repères du plan : se </text:span><text:span text:style-name="MT135">déplacer</text:span></text:p></draw:text-box></draw:frame><draw:g text:anchor-type="paragraph" draw:z-index="301" draw:name="Shape4_193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1"><text:span text:style-name="MT49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45" draw:name="Shape4_19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46" draw:name="Shape4_19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0">R</text:span>epères du plan : Se repérer</text:p>
      </style:header>
      <style:header-left>
        <text:p text:style-name="_5f_Header_20_G_20_page_20_paire_20__28_G_29_"><text:span text:style-name="MT50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Repères du plan : Se repérer</text:p></draw:text-box></draw:frame><draw:g text:anchor-type="paragraph" draw:z-index="347" draw:name="Shape4_117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Repères du plan : se repérer</text:p></draw:text-box></draw:frame><draw:g text:anchor-type="paragraph" draw:z-index="348" draw:name="Shape4_189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37" draw:name="Shape4_179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326" draw:name="Shape7_8" draw:style-name="Mgr8" draw:text-style-name="MP2" svg:x1="9.042cm" svg:y1="0.36cm" svg:x2="20.461cm" svg:y2="0.36cm"><text:p/></draw:line><draw:path text:anchor-type="paragraph" draw:z-index="328" draw:name="Shape5_1" draw:style-name="Mgr10" draw:text-style-name="MP80" svg:width="4.329cm" svg:height="2.24cm" svg:x="-1.499cm" svg:y="-1cm" svg:viewBox="0 0 4330 2241" svg:d="M0 2241l3984-288c209-15 363-168 345-342l-170-1611h-4159z"><text:p/></draw:path><draw:frame text:anchor-type="paragraph" draw:z-index="329" draw:name="Shape6_2" draw:style-name="Mgr11" draw:text-style-name="MP81" svg:width="2.703cm" svg:height="0.715cm" draw:transform="rotate (0.0872664625997165) translate (-0.172861111111111cm 0.218722222222222cm)"><draw:text-box><text:p text:style-name="MP2"><text:span text:style-name="MT137">Série 1</text:span></text:p></draw:text-box></draw:frame>T<text:span text:style-name="MT138">itre de la série</text:span></text:p>
      </style:header>
      <style:header-left>
        <text:p text:style-name="MP79"><draw:line text:anchor-type="paragraph" draw:z-index="331" draw:name="Shape7_9" draw:style-name="Mgr8" draw:text-style-name="MP2" svg:x1="9.042cm" svg:y1="0.36cm" svg:x2="20.461cm" svg:y2="0.36cm"><text:p/></draw:line><draw:path text:anchor-type="paragraph" draw:z-index="332" draw:name="Shape5_2" draw:style-name="Mgr10" draw:text-style-name="MP80" svg:width="4.329cm" svg:height="2.24cm" svg:x="-1.499cm" svg:y="-1cm" svg:viewBox="0 0 4330 2241" svg:d="M0 2241l3984-288c209-15 363-168 345-342l-170-1611h-4159z"><text:p/></draw:path><draw:frame text:anchor-type="paragraph" draw:z-index="333" draw:name="Shape6_5" draw:style-name="Mgr11" draw:text-style-name="MP81" svg:width="2.703cm" svg:height="0.715cm" draw:transform="rotate (0.0872664625997165) translate (-0.172861111111111cm 0.218722222222222cm)"><draw:text-box><text:p text:style-name="MP2"><text:span text:style-name="MT137">Série 1</text:span></text:p></draw:text-box></draw:frame>T<text:span text:style-name="MT138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36" draw:name="Shape8_5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39">Angles</text:span> • <text:span text:style-name="MT13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1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25" draw:name="Shape4_178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1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2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0"><text:s text:c="15"/>A</text:span><text:span text:style-name="MT140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19" draw:name="Shape4_169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3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5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9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1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1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306" draw:name="Shape4_173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294" draw:name="Shape5_3" draw:style-name="Mgr10" draw:text-style-name="MP80" svg:width="4.329cm" svg:height="2.24cm" svg:x="-1.499cm" svg:y="-1cm" svg:viewBox="0 0 4330 2241" svg:d="M0 2241l3984-288c209-15 363-168 345-342l-170-1611h-4159z"><text:p/></draw:path><draw:frame text:anchor-type="paragraph" draw:z-index="296" draw:name="Shape6_3" draw:style-name="Mgr11" draw:text-style-name="MP81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298" draw:name="Shape7_6" draw:style-name="Mgr8" draw:text-style-name="MP2" svg:x1="9.042cm" svg:y1="0.36cm" svg:x2="20.461cm" svg:y2="0.36cm"><text:p/></draw:line>T<text:span text:style-name="MT138">itre de la série</text:span></text:p>
      </style:header>
      <style:header-left>
        <text:p text:style-name="MP79"><draw:path text:anchor-type="paragraph" draw:z-index="299" draw:name="Shape5_4" draw:style-name="Mgr10" draw:text-style-name="MP80" svg:width="4.329cm" svg:height="2.24cm" svg:x="-1.499cm" svg:y="-1cm" svg:viewBox="0 0 4330 2241" svg:d="M0 2241l3984-288c209-15 363-168 345-342l-170-1611h-4159z"><text:p/></draw:path><draw:frame text:anchor-type="paragraph" draw:z-index="300" draw:name="Shape6_4" draw:style-name="Mgr11" draw:text-style-name="MP81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302" draw:name="Shape7_3" draw:style-name="Mgr8" draw:text-style-name="MP2" svg:x1="9.042cm" svg:y1="0.36cm" svg:x2="20.461cm" svg:y2="0.36cm"><text:p/></draw:line>T<text:span text:style-name="MT138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304" draw:name="Shape8_4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39">Angles</text:span> • <text:span text:style-name="MT13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1">Volumes : </text:span><text:span text:style-name="MT142">Calculs et conversions</text:span></text:p>
      </style:header>
      <style:header-left>
        <text:p text:style-name="_5f_Header_20_M_20_page_20_paire_20__28_G_29_"><text:span text:style-name="MT141">Volumes : </text:span><text:span text:style-name="MT142">Calculs et conversions</text:span></text:p>
      </style:header-left>
      <style:footer>
        <text:list xml:id="list1825271774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8"><text:s/><text:span text:style-name="MT136">Volumes : </text:span><text:span text:style-name="MT143">Calculs et conversions</text:span> </text:p></draw:text-box></draw:frame><draw:g text:anchor-type="paragraph" draw:z-index="292" draw:name="Shape4_174" draw:style-name="Mgr2"><draw:path draw:style-name="Mgr9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2056980428081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8"><text:s/><text:span text:style-name="MT136">Volumes : </text:span><text:span text:style-name="MT143">Calculs et conversions</text:span> </text:p></draw:text-box></draw:frame><draw:g text:anchor-type="paragraph" draw:z-index="293" draw:name="Shape4_175" draw:style-name="Mgr2"><draw:path draw:style-name="Mgr9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289" draw:name="Shape4_196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290" draw:name="Shape4_197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26">Géométrie plane</text:span> : <text:span text:style-name="MT144">D</text:span><text:span text:style-name="MT26">roites, </text:span><text:span text:style-name="MT145">demi-droites </text:span><text:span text:style-name="MT146">&amp; </text:span><text:span text:style-name="MT145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86" draw:name="Shape4_198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Géométrie plane : </text:span><text:span text:style-name="MT30">droites, </text:span><text:span text:style-name="MT147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87" draw:name="Shape4_199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0">Géométrie plane : droites, </text:span><text:span text:style-name="MT14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1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83" draw:name="Shape4_165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8">Aires</text:span><text:span text:style-name="MT72"> <text:s/>: </text:span><text:span text:style-name="MT14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7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8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9">Aires </text:span>: <text:span text:style-name="MT149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3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2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1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64" draw:name="Shape4_161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0">Constructions géométriques : </text:span><text:span text:style-name="MT151">Reproduire</text:span></text:p>
      </style:header>
      <style:header-left>
        <text:p text:style-name="MP94"><text:span text:style-name="MT150">Constructions géométriques : </text:span><text:span text:style-name="MT151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69" draw:name="Shape10_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2">CONSTRUCTIONS Géométriques : <text:s/></text:span><text:span text:style-name="MT153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66" draw:name="Shape10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98" draw:name="Shape4_207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72" draw:name="Shape4_208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path text:anchor-type="paragraph" draw:z-index="105" draw:name="Shape7" draw:style-name="Mgr12" draw:text-style-name="MP100" svg:width="4.329cm" svg:height="2.24cm" svg:x="-1.499cm" svg:y="-1cm" svg:viewBox="0 0 4330 2241" svg:d="M0 2241l3984-288c209-15 363-168 345-342l-170-1611h-4159z"><text:p/></draw:path><draw:frame text:anchor-type="paragraph" draw:z-index="104" draw:name="Shape8" draw:style-name="Mgr11" draw:text-style-name="MP81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101" draw:name="Shape9" draw:style-name="Mgr7" draw:text-style-name="MP2" svg:x1="11.559cm" svg:y1="0.36cm" svg:x2="20.5cm" svg:y2="0.36cm"><text:p/></draw:line>T<text:span text:style-name="MT157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47" draw:name="Shape1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106" draw:name="Shape4_215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3"><text:span text:style-name="MT150">Constructions géométriques : </text:span><text:span text:style-name="MT151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8" draw:name="Shape4_218" draw:style-name="Mgr2"><draw:path draw:style-name="Mgr6" draw:text-style-name="MP3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85" draw:name="Shape4_219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2">CONSTRUCTIONS Géométriques : </text:span><text:span text:style-name="MT153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84" draw:name="Shape4_22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0">Constructions géométriques : </text:span><text:span text:style-name="MT151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87" draw:name="Shape10_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2">CONSTRUCTIONS Géométriques : <text:s/></text:span><text:span text:style-name="MT153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86" draw:name="Shape10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89" draw:name="Shape4_22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95" draw:name="Shape4_3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5">solides : Vocabulaire, NatuRE</text:p></draw:text-box></draw:frame><draw:g text:anchor-type="paragraph" draw:z-index="90" draw:name="Shape4_0" draw:style-name="Mgr2"><draw:path draw:style-name="Mgr6" draw:text-style-name="MP3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8">S</text:span><text:span text:style-name="MT129">olides</text:span> : <text:span text:style-name="MT128">Vocabulaire, nature</text:span></text:p>
      </style:header>
      <style:header-left>
        <text:p text:style-name="MP71"><text:span text:style-name="MT128">S</text:span><text:span text:style-name="MT129">olides</text:span> : <text:span text:style-name="MT128">Vocabulaire, nature</text:span></text:p>
      </style:header-left>
      <style:footer>
        <text:p text:style-name="MP7"><draw:g text:anchor-type="paragraph" draw:z-index="25" draw:name="Shape4_225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96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88" draw:name="Shape4_224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97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8">Solides : </text:span><text:span text:style-name="MT167">Patrons</text:span></text:p>
      </style:header>
      <style:header-left>
        <text:p text:style-name="_5f_Header_20_G_20_page_20_paire_20__28_G_29_"><text:span text:style-name="MT128">Solides : </text:span><text:span text:style-name="MT167">Patrons</text:span></text:p>
      </style:header-left>
      <style:footer>
        <text:h text:style-name="_5f_Footer_20_page_20_impaire_20__28_D_29_" text:outline-level="1"><draw:g text:anchor-type="paragraph" draw:z-index="24" draw:name="Shape4_22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<text:span text:style-name="MT168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107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100" draw:name="Shape4_22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102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7"><draw:g text:anchor-type="paragraph" draw:z-index="141" draw:name="Shape4_0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99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70" draw:name="Shape4_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71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29"> : </text:span><text:span text:style-name="MT175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60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0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68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03" draw:name="Shape4_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80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29"> : </text:span><text:span text:style-name="MT174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75" draw:name="Shape4_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77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43" draw:name="Shape4_226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8">Symétrie axiale : constructions</text:p></draw:text-box></draw:frame><draw:g text:anchor-type="paragraph" draw:z-index="123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0">S</text:span><text:span text:style-name="MT29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37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50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34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header-left>
        <text:p text:style-name="MP106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-left>
      <style:footer>
        <text:p text:style-name="MP7"><draw:g text:anchor-type="paragraph" draw:z-index="144" draw:name="Shape4_0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13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29"> : </text:span><text:span text:style-name="MT179">Axes de symétrie de figures</text:span></text:p>
      </style:header>
      <style:header-left>
        <text:p text:style-name="MP110"><text:span text:style-name="MT178">Symétrie axiale</text:span><text:span text:style-name="MT29"> : </text:span><text:span text:style-name="MT179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25" draw:name="Shape4_3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0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28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19" draw:name="Shape4_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22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0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23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0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42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8" draw:name="Shape4_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9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50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16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0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17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6:23:37.384777335</meta:creation-date>
    <dc:title>lycee_v3</dc:title>
    <meta:editing-duration>PT11H43M59S</meta:editing-duration>
    <meta:editing-cycles>145</meta:editing-cycles>
    <meta:generator>LibreOffice/7.1.5.2$Windows_X86_64 LibreOffice_project/85f04e9f809797b8199d13c421bd8a2b025d52b5</meta:generator>
    <dc:date>2021-08-30T19:14:35.280000000</dc:date>
    <meta:document-statistic meta:table-count="5" meta:image-count="0" meta:object-count="5" meta:page-count="2" meta:paragraph-count="825" meta:word-count="3053" meta:character-count="19581" meta:non-whitespace-character-count="16862"/>
    <meta:template xlink:type="simple" xlink:actuate="onRequest" xlink:title="lycee_v3" xlink:href="../Modele_cahier_numerique.ott" meta:date="2021-06-26T11:37:57.26647596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100</math:mn>
    </math:mfrac>
    <math:annotation math:encoding="StarMath 5.0">{9} over {10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847</math:mn>
      <math:mn>100</math:mn>
    </math:mfrac>
    <math:annotation math:encoding="StarMath 5.0">{847} over {100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100</math:mn>
    </math:mfrac>
    <math:annotation math:encoding="StarMath 5.0">{12} over {100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10</math:mn>
    </math:mfrac>
    <math:annotation math:encoding="StarMath 5.0">{7} over {10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100</math:mn>
    </math:mfrac>
    <math:annotation math:encoding="StarMath 5.0">{4} over {100}</math:annotation>
  </math:semantics>
</math:math>
</file>